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65.7mm"/>
    </style:style>
    <style:style style:name="co3" style:family="table-column">
      <style:table-column-properties fo:break-before="auto" style:column-width="20.78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46.37mm"/>
    </style:style>
    <style:style style:name="co6" style:family="table-column">
      <style:table-column-properties fo:break-before="auto" style:column-width="137.6mm"/>
    </style:style>
    <style:style style:name="co7" style:family="table-column">
      <style:table-column-properties fo:break-before="auto" style:column-width="137.05mm"/>
    </style:style>
    <style:style style:name="co8" style:family="table-column">
      <style:table-column-properties fo:break-before="auto" style:column-width="135.43mm"/>
    </style:style>
    <style:style style:name="co9" style:family="table-column">
      <style:table-column-properties fo:break-before="auto" style:column-width="139.24mm"/>
    </style:style>
    <style:style style:name="co10" style:family="table-column">
      <style:table-column-properties fo:break-before="auto" style:column-width="143.33mm"/>
    </style:style>
    <style:style style:name="co11" style:family="table-column">
      <style:table-column-properties fo:break-before="auto" style:column-width="140.6mm"/>
    </style:style>
    <style:style style:name="co12" style:family="table-column">
      <style:table-column-properties fo:break-before="auto" style:column-width="134.88mm"/>
    </style:style>
    <style:style style:name="co13" style:family="table-column">
      <style:table-column-properties fo:break-before="auto" style:column-width="137.34mm"/>
    </style:style>
    <style:style style:name="co14" style:family="table-column">
      <style:table-column-properties fo:break-before="auto" style:column-width="133.53mm"/>
    </style:style>
    <style:style style:name="co15" style:family="table-column">
      <style:table-column-properties fo:break-before="auto" style:column-width="138.69mm"/>
    </style:style>
    <style:style style:name="co16" style:family="table-column">
      <style:table-column-properties fo:break-before="auto" style:column-width="132.7mm"/>
    </style:style>
    <style:style style:name="co17" style:family="table-column">
      <style:table-column-properties fo:break-before="auto" style:column-width="132.98mm"/>
    </style:style>
    <style:style style:name="co18" style:family="table-column">
      <style:table-column-properties fo:break-before="auto" style:column-width="127.81mm"/>
    </style:style>
    <style:style style:name="co19" style:family="table-column">
      <style:table-column-properties fo:break-before="auto" style:column-width="126.17mm"/>
    </style:style>
    <style:style style:name="co20" style:family="table-column">
      <style:table-column-properties fo:break-before="auto" style:column-width="132.17mm"/>
    </style:style>
    <style:style style:name="co21" style:family="table-column">
      <style:table-column-properties fo:break-before="auto" style:column-width="131.89mm"/>
    </style:style>
    <style:style style:name="co22" style:family="table-column">
      <style:table-column-properties fo:break-before="auto" style:column-width="118.55mm"/>
    </style:style>
    <style:style style:name="co23" style:family="table-column">
      <style:table-column-properties fo:break-before="auto" style:column-width="136.53mm"/>
    </style:style>
    <style:style style:name="co24" style:family="table-column">
      <style:table-column-properties fo:break-before="auto" style:column-width="117.46mm"/>
    </style:style>
    <style:style style:name="co25" style:family="table-column">
      <style:table-column-properties fo:break-before="auto" style:column-width="125.36mm"/>
    </style:style>
    <style:style style:name="co26" style:family="table-column">
      <style:table-column-properties fo:break-before="auto" style:column-width="124.27mm"/>
    </style:style>
    <style:style style:name="co27" style:family="table-column">
      <style:table-column-properties fo:break-before="auto" style:column-width="105.48mm"/>
    </style:style>
    <style:style style:name="co28" style:family="table-column">
      <style:table-column-properties fo:break-before="auto" style:column-width="110.37mm"/>
    </style:style>
    <style:style style:name="co29" style:family="table-column">
      <style:table-column-properties fo:break-before="auto" style:column-width="38.75mm"/>
    </style:style>
    <style:style style:name="co30" style:family="table-column">
      <style:table-column-properties fo:break-before="auto" style:column-width="39.3mm"/>
    </style:style>
    <style:style style:name="co3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>
      <style:table-cell-properties fo:background-color="#ff7f00"/>
    </style:style>
    <style:style style:name="ce3" style:family="table-cell" style:parent-style-name="Default">
      <style:table-cell-properties fo:background-color="#00ff7f"/>
    </style:style>
    <style:style style:name="ce1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00ffff"/>
      <style:text-properties style:use-window-font-color="true"/>
    </style:style>
    <style:style style:name="ce4" style:family="table-cell" style:parent-style-name="Default">
      <style:table-cell-properties fo:background-color="#ffffff"/>
      <style:text-properties style:use-window-font-color="true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dddddd"/>
    </style:style>
    <style:style style:name="ce18" style:family="table-cell" style:parent-style-name="Default" style:data-style-name="N4"/>
    <style:style style:name="ce19" style:family="table-cell" style:parent-style-name="Default" style:data-style-name="N4">
      <style:table-cell-properties fo:background-color="#ffffff"/>
    </style:style>
    <style:style style:name="ce20" style:family="table-cell" style:parent-style-name="Default" style:data-style-name="N4">
      <style:table-cell-properties fo:background-color="#dddddd"/>
      <style:text-properties fo:color="#000000" style:font-name="Calibri" style:font-name-complex="Calibri"/>
    </style:style>
    <style:style style:name="ce10" style:family="table-cell" style:parent-style-name="Default">
      <style:table-cell-properties fo:background-color="#ff7f00"/>
      <style:text-properties style:use-window-font-color="true"/>
    </style:style>
    <style:style style:name="ce9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2015_LOF_RANKED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8"/>
        <table:table-column table:style-name="co5" table:default-cell-style-name="ce18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 calcext:value-type="string">
            <text:p>#Codigo</text:p>
          </table:table-cell>
          <table:table-cell table:style-name="Default" office:value-type="string" calcext:value-type="string">
            <text:p><text:s/>Cidade</text:p>
          </table:table-cell>
          <table:table-cell office:value-type="string" calcext:value-type="string">
            <text:p><text:s/>População</text:p>
          </table:table-cell>
          <table:table-cell table:style-name="Default" office:value-type="string" calcext:value-type="string">
            <text:p>IFGF 2015</text:p>
          </table:table-cell>
          <table:table-cell table:style-name="Default" office:value-type="string" calcext:value-type="string">
            <text:p>IFGF CLASSIFICACAO</text:p>
          </table:table-cell>
          <table:table-cell office:value-type="string" calcext:value-type="string">
            <text:p><text:s/>Top 1 Prefeitura / Vizinhos / Diferenca</text:p>
          </table:table-cell>
          <table:table-cell office:value-type="string" calcext:value-type="string">
            <text:p><text:s/>Top 2 Prefeitura / Vizinhos / Diferenca</text:p>
          </table:table-cell>
          <table:table-cell office:value-type="string" calcext:value-type="string">
            <text:p><text:s/>Top 3 Prefeitura / Vizinhos / Diferenca</text:p>
          </table:table-cell>
          <table:table-cell office:value-type="string" calcext:value-type="string">
            <text:p><text:s/>Top 4 Prefeitura / Vizinhos / Diferenca</text:p>
          </table:table-cell>
          <table:table-cell office:value-type="string" calcext:value-type="string">
            <text:p><text:s/>Top 5 Prefeitura / Vizinhos / Diferenca</text:p>
          </table:table-cell>
          <table:table-cell office:value-type="string" calcext:value-type="string">
            <text:p><text:s/>Top 6 Prefeitura / Vizinhos / Diferenca</text:p>
          </table:table-cell>
          <table:table-cell office:value-type="string" calcext:value-type="string">
            <text:p><text:s/>Top 7 Prefeitura / Vizinhos / Diferenca</text:p>
          </table:table-cell>
          <table:table-cell office:value-type="string" calcext:value-type="string">
            <text:p><text:s/>Top 8 Prefeitura / Vizinhos / Diferenca</text:p>
          </table:table-cell>
          <table:table-cell office:value-type="string" calcext:value-type="string">
            <text:p><text:s/>Top 9 Prefeitura / Vizinhos / Diferenca</text:p>
          </table:table-cell>
          <table:table-cell office:value-type="string" calcext:value-type="string">
            <text:p><text:s/>Top 10 Prefeitura / Vizinhos / Diferenca</text:p>
          </table:table-cell>
          <table:table-cell office:value-type="string" calcext:value-type="string">
            <text:p><text:s/>Top 11 Prefeitura / Vizinhos / Diferenca</text:p>
          </table:table-cell>
          <table:table-cell office:value-type="string" calcext:value-type="string">
            <text:p><text:s/>Top 12 Prefeitura / Vizinhos / Diferenca</text:p>
          </table:table-cell>
          <table:table-cell office:value-type="string" calcext:value-type="string">
            <text:p><text:s/>Top 13 Prefeitura / Vizinhos / Diferenca</text:p>
          </table:table-cell>
          <table:table-cell office:value-type="string" calcext:value-type="string">
            <text:p><text:s/>Top 14 Prefeitura / Vizinhos / Diferenca</text:p>
          </table:table-cell>
          <table:table-cell office:value-type="string" calcext:value-type="string">
            <text:p><text:s/>Top 15 Prefeitura / Vizinhos / Diferenca</text:p>
          </table:table-cell>
          <table:table-cell office:value-type="string" calcext:value-type="string">
            <text:p><text:s/>Top 16 Prefeitura / Vizinhos / Diferenca</text:p>
          </table:table-cell>
          <table:table-cell office:value-type="string" calcext:value-type="string">
            <text:p><text:s/>Top 17 Prefeitura / Vizinhos / Diferenca</text:p>
          </table:table-cell>
          <table:table-cell office:value-type="string" calcext:value-type="string">
            <text:p><text:s/>Top 18 Prefeitura / Vizinhos / Diferenca</text:p>
          </table:table-cell>
          <table:table-cell office:value-type="string" calcext:value-type="string">
            <text:p><text:s/>Top 19 Prefeitura / Vizinhos / Diferenca</text:p>
          </table:table-cell>
          <table:table-cell office:value-type="string" calcext:value-type="string">
            <text:p><text:s/>Top 20 Prefeitura / Vizinhos / Diferenca</text:p>
          </table:table-cell>
          <table:table-cell office:value-type="string" calcext:value-type="string">
            <text:p><text:s/>Top 21 Prefeitura / Vizinhos / Diferenca</text:p>
          </table:table-cell>
          <table:table-cell office:value-type="string" calcext:value-type="string">
            <text:p><text:s/>Top 22 Prefeitura / Vizinhos / Diferenca</text:p>
          </table:table-cell>
          <table:table-cell office:value-type="string" calcext:value-type="string">
            <text:p><text:s/>Top 23 Prefeitura / Vizinhos / Diferenca</text:p>
          </table:table-cell>
          <table:table-cell office:value-type="string" calcext:value-type="string">
            <text:p><text:s/>Top 24 Prefeitura / Vizinhos / Diferenca</text:p>
          </table:table-cell>
          <table:table-cell office:value-type="string" calcext:value-type="string">
            <text:p><text:s/>Top 25 Prefeitura / Vizinhos / Diferenca</text:p>
          </table:table-cell>
          <table:table-cell office:value-type="string" calcext:value-type="string">
            <text:p><text:s/>Top 26 Prefeitura / Vizinhos / Diferenca</text:p>
          </table:table-cell>
          <table:table-cell office:value-type="string" calcext:value-type="string">
            <text:p><text:s/>Top 27 Prefeitura / Vizinhos / Diferenca</text:p>
          </table:table-cell>
          <table:table-cell office:value-type="string" calcext:value-type="string">
            <text:p><text:s/>Top 28 Prefeitura / Vizinhos / Diferenca</text:p>
          </table:table-cell>
          <table:table-cell office:value-type="string" calcext:value-type="string">
            <text:p><text:s/>Top 29 Prefeitura / Vizinhos / Diferenca</text:p>
          </table:table-cell>
          <table:table-cell office:value-type="string" calcext:value-type="string">
            <text:p><text:s/>LOF_2015_REL_NOR</text:p>
          </table:table-cell>
          <table:table-cell office:value-type="string" calcext:value-type="string">
            <text:p><text:s/>LOF_2015_SUA_NOR</text:p>
          </table:table-cell>
          <table:table-cell office:value-type="string" calcext:value-type="string">
            <text:p>asdf</text:p>
          </table:table-cell>
        </table:table-row>
        <table:table-row table:style-name="ro1">
          <table:table-cell office:value-type="float" office:value="320040" calcext:value-type="float">
            <text:p>320040</text:p>
          </table:table-cell>
          <table:table-cell table:style-name="ce2" office:value-type="string" calcext:value-type="string">
            <text:p><text:s text:c="2"/>Anchieta - ES</text:p>
          </table:table-cell>
          <table:table-cell office:value-type="float" office:value="27145" calcext:value-type="float">
            <text:p>27145</text:p>
          </table:table-cell>
          <table:table-cell office:value-type="float" office:value="-1" calcext:value-type="float">
            <text:p>-1,00</text:p>
          </table:table-cell>
          <table:table-cell table:formula="of:=IF([.D2] &lt; 0 ; &quot;ND&quot; ;IF([.D2]&lt;0.4;&quot;Gestão Crítica&quot;; IF( [.D2] &lt; 0.6 ;&quot;Gestão em Dificuldade&quot; ; IF( [.D2]&lt;0.8;&quot;Gestão Boa&quot;;&quot;Gestão de Excelência&quot;))))" office:value-type="string" office:string-value="ND" calcext:value-type="string">
            <text:p>ND</text:p>
          </table:table-cell>
          <table:table-cell table:style-name="ce10" office:value-type="string" calcext:value-type="string">
            <text:p><text:s/>54.54% Saúde 69735912.01 / 13118649.77 / 56617262.24</text:p>
          </table:table-cell>
          <table:table-cell office:value-type="string" calcext:value-type="string">
            <text:p><text:s/>18.83% Educação 0.00 / 19550279.63 / -19550279.63</text:p>
          </table:table-cell>
          <table:table-cell office:value-type="string" calcext:value-type="string">
            <text:p><text:s/>09.42% Administração 0.00 / 9779163.35 / -9779163.35</text:p>
          </table:table-cell>
          <table:table-cell office:value-type="string" calcext:value-type="string">
            <text:p><text:s/>03.69% Urbanismo 0.00 / 3827881.80 / -3827881.80</text:p>
          </table:table-cell>
          <table:table-cell office:value-type="string" calcext:value-type="string">
            <text:p><text:s/>02.93% Despesas (Intraorçamentárias) 3594575.23 / 552326.72 / 3042248.51</text:p>
          </table:table-cell>
          <table:table-cell office:value-type="string" calcext:value-type="string">
            <text:p><text:s/>01.98% Assistência Social 0.00 / 2052117.00 / -2052117.00</text:p>
          </table:table-cell>
          <table:table-cell office:value-type="string" calcext:value-type="string">
            <text:p><text:s/>01.47% Legislativa 0.00 / 1520762.14 / -1520762.14</text:p>
          </table:table-cell>
          <table:table-cell office:value-type="string" calcext:value-type="string">
            <text:p><text:s/>01.28% Transporte 0.00 / 1333330.56 / -1333330.56</text:p>
          </table:table-cell>
          <table:table-cell office:value-type="string" calcext:value-type="string">
            <text:p><text:s/>01.23% Previdência Social 0.00 / 1274584.96 / -1274584.96</text:p>
          </table:table-cell>
          <table:table-cell office:value-type="string" calcext:value-type="string">
            <text:p><text:s/>00.99% Encargos Especiais 0.00 / 1028937.28 / -1028937.28</text:p>
          </table:table-cell>
          <table:table-cell office:value-type="string" calcext:value-type="string">
            <text:p><text:s/>00.71% Gestão Ambiental 0.00 / 739082.31 / -739082.31</text:p>
          </table:table-cell>
          <table:table-cell office:value-type="string" calcext:value-type="string">
            <text:p><text:s/>00.64% Cultura 0.00 / 666223.56 / -666223.56</text:p>
          </table:table-cell>
          <table:table-cell office:value-type="string" calcext:value-type="string">
            <text:p><text:s/>00.60% Agricultura 0.00 / 627358.97 / -627358.97</text:p>
          </table:table-cell>
          <table:table-cell office:value-type="string" calcext:value-type="string">
            <text:p><text:s/>00.46% Desporto e Lazer 0.00 / 479233.59 / -479233.59</text:p>
          </table:table-cell>
          <table:table-cell office:value-type="string" calcext:value-type="string">
            <text:p><text:s/>00.31% Segurança Pública 0.00 / 317009.59 / -317009.59</text:p>
          </table:table-cell>
          <table:table-cell office:value-type="string" calcext:value-type="string">
            <text:p><text:s/>00.26% Saneamento 0.00 / 274068.92 / -274068.92</text:p>
          </table:table-cell>
          <table:table-cell office:value-type="string" calcext:value-type="string">
            <text:p><text:s/>00.20% Comércio e Serviços 0.00 / 209025.81 / -209025.81</text:p>
          </table:table-cell>
          <table:table-cell office:value-type="string" calcext:value-type="string">
            <text:p><text:s/>00.14% Judiciária 0.00 / 140994.92 / -140994.92</text:p>
          </table:table-cell>
          <table:table-cell office:value-type="string" calcext:value-type="string">
            <text:p><text:s/>00.07% Trabalho 0.00 / 76526.59 / -76526.59</text:p>
          </table:table-cell>
          <table:table-cell office:value-type="string" calcext:value-type="string">
            <text:p><text:s/>00.06% Indústria 0.00 / 67297.26 / -67297.26</text:p>
          </table:table-cell>
          <table:table-cell office:value-type="string" calcext:value-type="string">
            <text:p><text:s/>00.06% Habitação 0.00 / 62502.17 / -62502.17</text:p>
          </table:table-cell>
          <table:table-cell office:value-type="string" calcext:value-type="string">
            <text:p><text:s/>00.04% Energia 0.00 / 42006.00 / -42006.00</text:p>
          </table:table-cell>
          <table:table-cell office:value-type="string" calcext:value-type="string">
            <text:p><text:s/>00.03% Essencial à Justiça 0.00 / 34111.42 / -34111.42</text:p>
          </table:table-cell>
          <table:table-cell office:value-type="string" calcext:value-type="string">
            <text:p><text:s/>00.03% Comunicações 0.00 / 28803.70 / -28803.70</text:p>
          </table:table-cell>
          <table:table-cell office:value-type="string" calcext:value-type="string">
            <text:p><text:s/>00.01% Defesa Nacional 0.00 / 13517.98 / -13517.98</text:p>
          </table:table-cell>
          <table:table-cell office:value-type="string" calcext:value-type="string">
            <text:p><text:s/>00.00% Relações Exteriores 0.00 / 0.00 / 0.00</text:p>
          </table:table-cell>
          <table:table-cell office:value-type="string" calcext:value-type="string">
            <text:p><text:s/>00.00% Organização Agrária 0.00 / 0.00 / 0.00</text:p>
          </table:table-cell>
          <table:table-cell office:value-type="string" calcext:value-type="string">
            <text:p><text:s/>00.00% Direitos da Cidadania 0.00 / 98.25 / -98.25</text:p>
          </table:table-cell>
          <table:table-cell office:value-type="string" calcext:value-type="string">
            <text:p><text:s/>00.00% Ciência e Tecnologia 0.00 / 43.51 / -43.51</text:p>
          </table:table-cell>
          <table:table-cell office:value-type="float" office:value="3.28" calcext:value-type="float">
            <text:p>3,28</text:p>
          </table:table-cell>
          <table:table-cell office:value-type="float" office:value="3.87" calcext:value-type="float">
            <text:p>3,8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20120" calcext:value-type="float">
            <text:p>520120</text:p>
          </table:table-cell>
          <table:table-cell table:style-name="ce3" office:value-type="string" calcext:value-type="string">
            <text:p><text:s text:c="2"/>Anhanguera - GO</text:p>
          </table:table-cell>
          <table:table-cell office:value-type="float" office:value="1093" calcext:value-type="float">
            <text:p>1093</text:p>
          </table:table-cell>
          <table:table-cell office:value-type="float" office:value="-1" calcext:value-type="float">
            <text:p>-1,00</text:p>
          </table:table-cell>
          <table:table-cell table:formula="of:=IF([.D3] &lt; 0 ; &quot;ND&quot; ;IF([.D3]&lt;0.4;&quot;Gestão Crítica&quot;; IF( [.D3] &lt; 0.6 ;&quot;Gestão em Dificuldade&quot; ; IF( [.D3]&lt;0.8;&quot;Gestão Boa&quot;;&quot;Gestão de Excelência&quot;))))" office:value-type="string" office:string-value="ND" calcext:value-type="string">
            <text:p>ND</text:p>
          </table:table-cell>
          <table:table-cell table:style-name="ce9" office:value-type="string" calcext:value-type="string">
            <text:p><text:s/>43.85% Administração 7997241.32 / 2033373.46 / 5963867.86</text:p>
          </table:table-cell>
          <table:table-cell office:value-type="string" calcext:value-type="string">
            <text:p><text:s/>15.56% Saúde 0.00 / 2116302.21 / -2116302.21</text:p>
          </table:table-cell>
          <table:table-cell office:value-type="string" calcext:value-type="string">
            <text:p><text:s/>14.62% Educação 0.00 / 1989120.26 / -1989120.26</text:p>
          </table:table-cell>
          <table:table-cell office:value-type="string" calcext:value-type="string">
            <text:p><text:s/>05.89% Urbanismo 0.00 / 800883.50 / -800883.50</text:p>
          </table:table-cell>
          <table:table-cell office:value-type="string" calcext:value-type="string">
            <text:p><text:s/>04.59% Assistência Social 0.00 / 624258.88 / -624258.88</text:p>
          </table:table-cell>
          <table:table-cell office:value-type="string" calcext:value-type="string">
            <text:p><text:s/>04.42% Transporte 0.00 / 601226.78 / -601226.78</text:p>
          </table:table-cell>
          <table:table-cell office:value-type="string" calcext:value-type="string">
            <text:p><text:s/>03.05% Legislativa 0.00 / 415177.47 / -415177.47</text:p>
          </table:table-cell>
          <table:table-cell office:value-type="string" calcext:value-type="string">
            <text:p><text:s/>02.42% Agricultura 0.00 / 329618.39 / -329618.39</text:p>
          </table:table-cell>
          <table:table-cell office:value-type="string" calcext:value-type="string">
            <text:p><text:s/>00.99% Previdência Social 0.00 / 134589.93 / -134589.93</text:p>
          </table:table-cell>
          <table:table-cell office:value-type="string" calcext:value-type="string">
            <text:p><text:s/>00.83% Encargos Especiais 0.00 / 112242.21 / -112242.21</text:p>
          </table:table-cell>
          <table:table-cell office:value-type="string" calcext:value-type="string">
            <text:p><text:s/>00.76% Cultura 0.00 / 103682.34 / -103682.34</text:p>
          </table:table-cell>
          <table:table-cell office:value-type="string" calcext:value-type="string">
            <text:p><text:s/>00.61% Desporto e Lazer 0.00 / 82316.77 / -82316.77</text:p>
          </table:table-cell>
          <table:table-cell office:value-type="string" calcext:value-type="string">
            <text:p><text:s/>00.53% Essencial à Justiça 0.00 / 71989.41 / -71989.41</text:p>
          </table:table-cell>
          <table:table-cell office:value-type="string" calcext:value-type="string">
            <text:p><text:s/>00.46% Saneamento 0.00 / 63178.54 / -63178.54</text:p>
          </table:table-cell>
          <table:table-cell office:value-type="string" calcext:value-type="string">
            <text:p><text:s/>00.41% Trabalho 0.00 / 55842.99 / -55842.99</text:p>
          </table:table-cell>
          <table:table-cell office:value-type="string" calcext:value-type="string">
            <text:p><text:s/>00.30% Habitação 0.00 / 40679.54 / -40679.54</text:p>
          </table:table-cell>
          <table:table-cell office:value-type="string" calcext:value-type="string">
            <text:p><text:s/>00.27% Gestão Ambiental 0.00 / 37028.93 / -37028.93</text:p>
          </table:table-cell>
          <table:table-cell office:value-type="string" calcext:value-type="string">
            <text:p><text:s/>00.13% Comércio e Serviços 0.00 / 17258.67 / -17258.67</text:p>
          </table:table-cell>
          <table:table-cell office:value-type="string" calcext:value-type="string">
            <text:p><text:s/>00.12% Judiciária 0.00 / 16765.86 / -16765.86</text:p>
          </table:table-cell>
          <table:table-cell office:value-type="string" calcext:value-type="string">
            <text:p><text:s/>00.06% Energia 0.00 / 7709.94 / -7709.94</text:p>
          </table:table-cell>
          <table:table-cell office:value-type="string" calcext:value-type="string">
            <text:p><text:s/>00.05% Indústria 0.00 / 7454.66 / -7454.66</text:p>
          </table:table-cell>
          <table:table-cell office:value-type="string" calcext:value-type="string">
            <text:p><text:s/>00.04% Despesas (Intraorçamentárias) 0.00 / 5910.99 / -5910.99</text:p>
          </table:table-cell>
          <table:table-cell office:value-type="string" calcext:value-type="string">
            <text:p><text:s/>00.03% Segurança Pública 0.00 / 3595.97 / -3595.97</text:p>
          </table:table-cell>
          <table:table-cell office:value-type="string" calcext:value-type="string">
            <text:p><text:s/>00.01% Comunicações 0.00 / 762.65 / -762.65</text:p>
          </table:table-cell>
          <table:table-cell office:value-type="string" calcext:value-type="string">
            <text:p><text:s/>00.00% Relações Exteriores 0.00 / 0.00 / 0.00</text:p>
          </table:table-cell>
          <table:table-cell office:value-type="string" calcext:value-type="string">
            <text:p><text:s/>00.00% Organização Agrária 0.00 / 0.00 / 0.00</text:p>
          </table:table-cell>
          <table:table-cell office:value-type="string" calcext:value-type="string">
            <text:p><text:s/>00.00% Direitos da Cidadania 0.00 / 0.00 / 0.00</text:p>
          </table:table-cell>
          <table:table-cell office:value-type="string" calcext:value-type="string">
            <text:p><text:s/>00.00% Defesa Nacional 0.00 / 0.00 / 0.00</text:p>
          </table:table-cell>
          <table:table-cell office:value-type="string" calcext:value-type="string">
            <text:p><text:s/>00.00% Ciência e Tecnologia 0.00 / 0.00 / 0.00</text:p>
          </table:table-cell>
          <table:table-cell office:value-type="float" office:value="4.48" calcext:value-type="float">
            <text:p>4,48</text:p>
          </table:table-cell>
          <table:table-cell office:value-type="float" office:value="3.23" calcext:value-type="float">
            <text:p>3,2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30025" calcext:value-type="float">
            <text:p>330025</text:p>
          </table:table-cell>
          <table:table-cell office:value-type="string" calcext:value-type="string">
            <text:p><text:s text:c="2"/>Arraial do Cabo - RJ</text:p>
          </table:table-cell>
          <table:table-cell office:value-type="float" office:value="28866" calcext:value-type="float">
            <text:p>28866</text:p>
          </table:table-cell>
          <table:table-cell office:value-type="float" office:value="-1" calcext:value-type="float">
            <text:p>-1,00</text:p>
          </table:table-cell>
          <table:table-cell table:formula="of:=IF([.D4] &lt; 0 ; &quot;ND&quot; ;IF([.D4]&lt;0.4;&quot;Gestão Crítica&quot;; IF( [.D4] &lt; 0.6 ;&quot;Gestão em Dificuldade&quot; ; IF( [.D4]&lt;0.8;&quot;Gestão Boa&quot;;&quot;Gestão de Excelência&quot;))))" office:value-type="string" office:string-value="ND" calcext:value-type="string">
            <text:p>ND</text:p>
          </table:table-cell>
          <table:table-cell office:value-type="string" calcext:value-type="string">
            <text:p><text:s/>26.53% Administração 31846478.66 / 8966996.90 / 22879481.76</text:p>
          </table:table-cell>
          <table:table-cell office:value-type="string" calcext:value-type="string">
            <text:p><text:s/>23.22% Saúde 33389519.52 / 13364128.57 / 20025390.95</text:p>
          </table:table-cell>
          <table:table-cell office:value-type="string" calcext:value-type="string">
            <text:p><text:s/>16.05% Direitos da Cidadania 13870199.22 / 25383.31 / 13844815.91</text:p>
          </table:table-cell>
          <table:table-cell office:value-type="string" calcext:value-type="string">
            <text:p><text:s/>07.48% Educação 29703463.18 / 23252776.36 / 6450686.82</text:p>
          </table:table-cell>
          <table:table-cell office:value-type="string" calcext:value-type="string">
            <text:p><text:s/>05.70% Previdência Social 6501955.72 / 1582165.06 / 4919790.66</text:p>
          </table:table-cell>
          <table:table-cell office:value-type="string" calcext:value-type="string">
            <text:p><text:s/>05.40% Urbanismo 10116531.65 / 5461639.67 / 4654891.98</text:p>
          </table:table-cell>
          <table:table-cell office:value-type="string" calcext:value-type="string">
            <text:p><text:s/>04.48% Encargos Especiais 4645516.04 / 781640.66 / 3863875.38</text:p>
          </table:table-cell>
          <table:table-cell office:value-type="string" calcext:value-type="string">
            <text:p><text:s/>02.50% Legislativa 3749772.10 / 1589246.75 / 2160525.35</text:p>
          </table:table-cell>
          <table:table-cell office:value-type="string" calcext:value-type="string">
            <text:p><text:s/>01.68% Saneamento 0.00 / 1450483.34 / -1450483.34</text:p>
          </table:table-cell>
          <table:table-cell office:value-type="string" calcext:value-type="string">
            <text:p><text:s/>01.25% Gestão Ambiental 1475937.93 / 398521.27 / 1077416.66</text:p>
          </table:table-cell>
          <table:table-cell office:value-type="string" calcext:value-type="string">
            <text:p><text:s/>01.17% Essencial à Justiça 1009887.78 / 2535.29 / 1007352.49</text:p>
          </table:table-cell>
          <table:table-cell office:value-type="string" calcext:value-type="string">
            <text:p><text:s/>00.89% Despesas (Intraorçamentárias) 0.00 / 770304.42 / -770304.42</text:p>
          </table:table-cell>
          <table:table-cell office:value-type="string" calcext:value-type="string">
            <text:p><text:s/>00.80% Cultura 121843.75 / 814905.49 / -693061.74</text:p>
          </table:table-cell>
          <table:table-cell office:value-type="string" calcext:value-type="string">
            <text:p><text:s/>00.75% Segurança Pública 859280.84 / 209050.16 / 650230.68</text:p>
          </table:table-cell>
          <table:table-cell office:value-type="string" calcext:value-type="string">
            <text:p><text:s/>00.64% Agricultura 0.00 / 553389.39 / -553389.39</text:p>
          </table:table-cell>
          <table:table-cell office:value-type="string" calcext:value-type="string">
            <text:p><text:s/>00.34% Energia 0.00 / 290409.10 / -290409.10</text:p>
          </table:table-cell>
          <table:table-cell office:value-type="string" calcext:value-type="string">
            <text:p><text:s/>00.34% Desporto e Lazer 230781.60 / 522839.49 / -292057.89</text:p>
          </table:table-cell>
          <table:table-cell office:value-type="string" calcext:value-type="string">
            <text:p><text:s/>00.21% Comércio e Serviços 460257.28 / 279005.48 / 181251.80</text:p>
          </table:table-cell>
          <table:table-cell office:value-type="string" calcext:value-type="string">
            <text:p><text:s/>00.17% Trabalho 0.00 / 150661.39 / -150661.39</text:p>
          </table:table-cell>
          <table:table-cell office:value-type="string" calcext:value-type="string">
            <text:p><text:s/>00.12% Transporte 800000.00 / 904974.90 / -104974.90</text:p>
          </table:table-cell>
          <table:table-cell office:value-type="string" calcext:value-type="string">
            <text:p><text:s/>00.10% Assistência Social 2179263.71 / 2261300.05 / -82036.34</text:p>
          </table:table-cell>
          <table:table-cell office:value-type="string" calcext:value-type="string">
            <text:p><text:s/>00.09% Judiciária 0.00 / 76430.72 / -76430.72</text:p>
          </table:table-cell>
          <table:table-cell office:value-type="string" calcext:value-type="string">
            <text:p><text:s/>00.06% Indústria 0.00 / 51173.87 / -51173.87</text:p>
          </table:table-cell>
          <table:table-cell office:value-type="string" calcext:value-type="string">
            <text:p><text:s/>00.01% Habitação 39992.24 / 52480.35 / -12488.11</text:p>
          </table:table-cell>
          <table:table-cell office:value-type="string" calcext:value-type="string">
            <text:p><text:s/>00.01% Comunicações 0.00 / 7303.53 / -7303.53</text:p>
          </table:table-cell>
          <table:table-cell office:value-type="string" calcext:value-type="string">
            <text:p><text:s/>00.00% Relações Exteriores 0.00 / 0.00 / 0.00</text:p>
          </table:table-cell>
          <table:table-cell office:value-type="string" calcext:value-type="string">
            <text:p><text:s/>00.00% Organização Agrária 0.00 / 0.00 / 0.00</text:p>
          </table:table-cell>
          <table:table-cell office:value-type="string" calcext:value-type="string">
            <text:p><text:s/>00.00% Defesa Nacional 0.00 / 0.00 / 0.00</text:p>
          </table:table-cell>
          <table:table-cell office:value-type="string" calcext:value-type="string">
            <text:p><text:s/>00.00% Ciência e Tecnologia 0.00 / 0.00 / 0.00</text:p>
          </table:table-cell>
          <table:table-cell office:value-type="float" office:value="9.33" calcext:value-type="float">
            <text:p>9,33</text:p>
          </table:table-cell>
          <table:table-cell office:value-type="float" office:value="1.22" calcext:value-type="float">
            <text:p>1,2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91125" calcext:value-type="float">
            <text:p>291125</text:p>
          </table:table-cell>
          <table:table-cell table:style-name="ce5" office:value-type="string" calcext:value-type="string">
            <text:p><text:s text:c="2"/>Gavião - BA</text:p>
          </table:table-cell>
          <table:table-cell office:value-type="float" office:value="4729" calcext:value-type="float">
            <text:p>4729</text:p>
          </table:table-cell>
          <table:table-cell office:value-type="float" office:value="-1" calcext:value-type="float">
            <text:p>-1,00</text:p>
          </table:table-cell>
          <table:table-cell table:formula="of:=IF([.D5] &lt; 0 ; &quot;ND&quot; ;IF([.D5]&lt;0.4;&quot;Gestão Crítica&quot;; IF( [.D5] &lt; 0.6 ;&quot;Gestão em Dificuldade&quot; ; IF( [.D5]&lt;0.8;&quot;Gestão Boa&quot;;&quot;Gestão de Excelência&quot;))))" office:value-type="string" office:string-value="ND" calcext:value-type="string">
            <text:p>ND</text:p>
          </table:table-cell>
          <table:table-cell table:style-name="ce9" office:value-type="string" calcext:value-type="string">
            <text:p><text:s/>48.55% Despesas (Intraorçamentárias) 13631261.07 / 63220.50 / 13568040.57</text:p>
          </table:table-cell>
          <table:table-cell office:value-type="string" calcext:value-type="string">
            <text:p><text:s/>15.12% Educação 0.00 / 4225445.34 / -4225445.34</text:p>
          </table:table-cell>
          <table:table-cell office:value-type="string" calcext:value-type="string">
            <text:p><text:s/>12.28% Saúde 0.00 / 3431555.43 / -3431555.43</text:p>
          </table:table-cell>
          <table:table-cell office:value-type="string" calcext:value-type="string">
            <text:p><text:s/>09.32% Administração 0.00 / 2604072.67 / -2604072.67</text:p>
          </table:table-cell>
          <table:table-cell office:value-type="string" calcext:value-type="string">
            <text:p><text:s/>03.21% Urbanismo 0.00 / 898307.34 / -898307.34</text:p>
          </table:table-cell>
          <table:table-cell office:value-type="string" calcext:value-type="string">
            <text:p><text:s/>02.27% Assistência Social 0.00 / 635022.39 / -635022.39</text:p>
          </table:table-cell>
          <table:table-cell office:value-type="string" calcext:value-type="string">
            <text:p><text:s/>02.18% Transporte 0.00 / 610223.35 / -610223.35</text:p>
          </table:table-cell>
          <table:table-cell office:value-type="string" calcext:value-type="string">
            <text:p><text:s/>01.98% Legislativa 0.00 / 552002.29 / -552002.29</text:p>
          </table:table-cell>
          <table:table-cell office:value-type="string" calcext:value-type="string">
            <text:p><text:s/>01.61% Agricultura 0.00 / 449716.90 / -449716.90</text:p>
          </table:table-cell>
          <table:table-cell office:value-type="string" calcext:value-type="string">
            <text:p><text:s/>01.04% Encargos Especiais 0.00 / 291895.55 / -291895.55</text:p>
          </table:table-cell>
          <table:table-cell office:value-type="string" calcext:value-type="string">
            <text:p><text:s/>00.59% Desporto e Lazer 0.00 / 163651.90 / -163651.90</text:p>
          </table:table-cell>
          <table:table-cell office:value-type="string" calcext:value-type="string">
            <text:p><text:s/>00.51% Previdência Social 0.00 / 142507.41 / -142507.41</text:p>
          </table:table-cell>
          <table:table-cell office:value-type="string" calcext:value-type="string">
            <text:p><text:s/>00.47% Cultura 0.00 / 132554.10 / -132554.10</text:p>
          </table:table-cell>
          <table:table-cell office:value-type="string" calcext:value-type="string">
            <text:p><text:s/>00.32% Gestão Ambiental 0.00 / 88877.26 / -88877.26</text:p>
          </table:table-cell>
          <table:table-cell office:value-type="string" calcext:value-type="string">
            <text:p><text:s/>00.17% Energia 0.00 / 48229.44 / -48229.44</text:p>
          </table:table-cell>
          <table:table-cell office:value-type="string" calcext:value-type="string">
            <text:p><text:s/>00.15% Saneamento 0.00 / 41424.25 / -41424.25</text:p>
          </table:table-cell>
          <table:table-cell office:value-type="string" calcext:value-type="string">
            <text:p><text:s/>00.07% Comércio e Serviços 0.00 / 18204.80 / -18204.80</text:p>
          </table:table-cell>
          <table:table-cell office:value-type="string" calcext:value-type="string">
            <text:p><text:s/>00.06% Segurança Pública 0.00 / 16109.94 / -16109.94</text:p>
          </table:table-cell>
          <table:table-cell office:value-type="string" calcext:value-type="string">
            <text:p><text:s/>00.04% Judiciária 0.00 / 11517.90 / -11517.90</text:p>
          </table:table-cell>
          <table:table-cell office:value-type="string" calcext:value-type="string">
            <text:p><text:s/>00.03% Trabalho 0.00 / 8484.52 / -8484.52</text:p>
          </table:table-cell>
          <table:table-cell office:value-type="string" calcext:value-type="string">
            <text:p><text:s/>00.02% Habitação 0.00 / 4864.65 / -4864.65</text:p>
          </table:table-cell>
          <table:table-cell office:value-type="string" calcext:value-type="string">
            <text:p><text:s/>00.02% Comunicações 0.00 / 4380.90 / -4380.90</text:p>
          </table:table-cell>
          <table:table-cell office:value-type="string" calcext:value-type="string">
            <text:p><text:s/>00.00% Relações Exteriores 0.00 / 0.00 / 0.00</text:p>
          </table:table-cell>
          <table:table-cell office:value-type="string" calcext:value-type="string">
            <text:p><text:s/>00.00% Organização Agrária 0.00 / 0.00 / 0.00</text:p>
          </table:table-cell>
          <table:table-cell office:value-type="string" calcext:value-type="string">
            <text:p><text:s/>00.00% Indústria 0.00 / 0.00 / 0.00</text:p>
          </table:table-cell>
          <table:table-cell office:value-type="string" calcext:value-type="string">
            <text:p><text:s/>00.00% Essencial à Justiça 0.00 / 0.00 / 0.00</text:p>
          </table:table-cell>
          <table:table-cell office:value-type="string" calcext:value-type="string">
            <text:p><text:s/>00.00% Direitos da Cidadania 0.00 / 0.00 / 0.00</text:p>
          </table:table-cell>
          <table:table-cell office:value-type="string" calcext:value-type="string">
            <text:p><text:s/>00.00% Defesa Nacional 0.00 / 0.00 / 0.00</text:p>
          </table:table-cell>
          <table:table-cell office:value-type="string" calcext:value-type="string">
            <text:p><text:s/>00.00% Ciência e Tecnologia 0.00 / 0.00 / 0.00</text:p>
          </table:table-cell>
          <table:table-cell office:value-type="float" office:value="7.59" calcext:value-type="float">
            <text:p>7,59</text:p>
          </table:table-cell>
          <table:table-cell office:value-type="float" office:value="4.06" calcext:value-type="float">
            <text:p>4,0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30310" calcext:value-type="float">
            <text:p>330310</text:p>
          </table:table-cell>
          <table:table-cell office:value-type="string" calcext:value-type="string">
            <text:p><text:s text:c="2"/>Natividade - RJ</text:p>
          </table:table-cell>
          <table:table-cell office:value-type="float" office:value="15040" calcext:value-type="float">
            <text:p>15040</text:p>
          </table:table-cell>
          <table:table-cell office:value-type="float" office:value="0.28620800826297" calcext:value-type="float">
            <text:p>0,29</text:p>
          </table:table-cell>
          <table:table-cell table:formula="of:=IF([.D6] &lt; 0 ; &quot;ND&quot; ;IF([.D6]&lt;0.4;&quot;Gestão Crítica&quot;; IF( [.D6] &lt; 0.6 ;&quot;Gestão em Dificuldade&quot; ; IF( [.D6]&lt;0.8;&quot;Gestão Boa&quot;;&quot;Gestão de Excelência&quot;))))" office:value-type="string" office:string-value="Gestão Crítica" calcext:value-type="string">
            <text:p>Gestão Crítica</text:p>
          </table:table-cell>
          <table:table-cell office:value-type="string" calcext:value-type="string">
            <text:p><text:s/>27.14% Saúde 17117598.15 / 8802076.84 / 8315521.31</text:p>
          </table:table-cell>
          <table:table-cell office:value-type="string" calcext:value-type="string">
            <text:p><text:s/>20.34% Administração 10805437.66 / 4573744.40 / 6231693.26</text:p>
          </table:table-cell>
          <table:table-cell table:style-name="ce1" office:value-type="string" calcext:value-type="string">
            <text:p><text:s/>16.02% Previdência Social 5629512.31 / 720603.63 / 4908908.68</text:p>
          </table:table-cell>
          <table:table-cell office:value-type="string" calcext:value-type="string">
            <text:p><text:s/>13.60% Urbanismo 6534222.28 / 2365740.29 / 4168481.99</text:p>
          </table:table-cell>
          <table:table-cell table:style-name="ce1" office:value-type="string" calcext:value-type="string">
            <text:p><text:s/>06.35% Defesa Nacional 1945324.47 / 1.60 / 1945322.87</text:p>
          </table:table-cell>
          <table:table-cell office:value-type="string" calcext:value-type="string">
            <text:p><text:s/>03.38% Legislativa 2075298.57 / 1038268.91 / 1037029.66</text:p>
          </table:table-cell>
          <table:table-cell table:style-name="ce1" office:value-type="string" calcext:value-type="string">
            <text:p><text:s/>03.12% Encargos Especiais 1553067.83 / 595741.79 / 957326.04</text:p>
          </table:table-cell>
          <table:table-cell office:value-type="string" calcext:value-type="string">
            <text:p><text:s/>01.89% Assistência Social 558891.24 / 1137740.92 / -578849.68</text:p>
          </table:table-cell>
          <table:table-cell office:value-type="string" calcext:value-type="string">
            <text:p><text:s/>01.22% Gestão Ambiental 601299.83 / 226337.09 / 374962.74</text:p>
          </table:table-cell>
          <table:table-cell office:value-type="string" calcext:value-type="string">
            <text:p><text:s/>01.17% Agricultura 751079.42 / 391106.45 / 359972.97</text:p>
          </table:table-cell>
          <table:table-cell office:value-type="string" calcext:value-type="string">
            <text:p><text:s/>01.13% Saneamento 0.00 / 345299.77 / -345299.77</text:p>
          </table:table-cell>
          <table:table-cell office:value-type="string" calcext:value-type="string">
            <text:p><text:s/>01.13% Desporto e Lazer 10800.00 / 357088.64 / -346288.64</text:p>
          </table:table-cell>
          <table:table-cell office:value-type="string" calcext:value-type="string">
            <text:p><text:s/>01.06% Transporte 0.00 / 323426.29 / -323426.29</text:p>
          </table:table-cell>
          <table:table-cell office:value-type="string" calcext:value-type="string">
            <text:p><text:s/>00.82% Cultura 11922.35 / 263836.06 / -251913.71</text:p>
          </table:table-cell>
          <table:table-cell office:value-type="string" calcext:value-type="string">
            <text:p><text:s/>00.46% Despesas (Intraorçamentárias) 0.00 / 140135.79 / -140135.79</text:p>
          </table:table-cell>
          <table:table-cell office:value-type="string" calcext:value-type="string">
            <text:p><text:s/>00.36% Energia 0.00 / 108879.35 / -108879.35</text:p>
          </table:table-cell>
          <table:table-cell office:value-type="string" calcext:value-type="string">
            <text:p><text:s/>00.18% Educação 11060934.28 / 11004500.83 / 56433.45</text:p>
          </table:table-cell>
          <table:table-cell office:value-type="string" calcext:value-type="string">
            <text:p><text:s/>00.17% Habitação 0.00 / 51991.34 / -51991.34</text:p>
          </table:table-cell>
          <table:table-cell office:value-type="string" calcext:value-type="string">
            <text:p><text:s/>00.13% Comércio e Serviços 0.00 / 38873.57 / -38873.57</text:p>
          </table:table-cell>
          <table:table-cell office:value-type="string" calcext:value-type="string">
            <text:p><text:s/>00.10% Segurança Pública 0.00 / 30094.10 / -30094.10</text:p>
          </table:table-cell>
          <table:table-cell office:value-type="string" calcext:value-type="string">
            <text:p><text:s/>00.10% Judiciária 0.00 / 29333.10 / -29333.10</text:p>
          </table:table-cell>
          <table:table-cell office:value-type="string" calcext:value-type="string">
            <text:p><text:s/>00.06% Trabalho 0.00 / 17444.56 / -17444.56</text:p>
          </table:table-cell>
          <table:table-cell office:value-type="string" calcext:value-type="string">
            <text:p><text:s/>00.05% Indústria 0.00 / 15342.65 / -15342.65</text:p>
          </table:table-cell>
          <table:table-cell office:value-type="string" calcext:value-type="string">
            <text:p><text:s/>00.03% Comunicações 0.00 / 9292.41 / -9292.41</text:p>
          </table:table-cell>
          <table:table-cell office:value-type="string" calcext:value-type="string">
            <text:p><text:s/>00.00% Relações Exteriores 0.00 / 0.00 / 0.00</text:p>
          </table:table-cell>
          <table:table-cell office:value-type="string" calcext:value-type="string">
            <text:p><text:s/>00.00% Organização Agrária 0.00 / 0.00 / 0.00</text:p>
          </table:table-cell>
          <table:table-cell office:value-type="string" calcext:value-type="string">
            <text:p><text:s/>00.00% Essencial à Justiça 0.00 / 419.96 / -419.96</text:p>
          </table:table-cell>
          <table:table-cell office:value-type="string" calcext:value-type="string">
            <text:p><text:s/>00.00% Direitos da Cidadania 0.00 / 0.00 / 0.00</text:p>
          </table:table-cell>
          <table:table-cell office:value-type="string" calcext:value-type="string">
            <text:p><text:s/>00.00% Ciência e Tecnologia 0.00 / 0.00 / 0.00</text:p>
          </table:table-cell>
          <table:table-cell office:value-type="float" office:value="10.39" calcext:value-type="float">
            <text:p>10,39</text:p>
          </table:table-cell>
          <table:table-cell office:value-type="float" office:value="1.14" calcext:value-type="float">
            <text:p>1,1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51360" calcext:value-type="float">
            <text:p>351360</text:p>
          </table:table-cell>
          <table:table-cell table:style-name="ce3" office:value-type="string" calcext:value-type="string">
            <text:p><text:s text:c="2"/>Cunha - SP</text:p>
          </table:table-cell>
          <table:table-cell office:value-type="float" office:value="22167" calcext:value-type="float">
            <text:p>22167</text:p>
          </table:table-cell>
          <table:table-cell office:value-type="float" office:value="0.389856067795317" calcext:value-type="float">
            <text:p>0,39</text:p>
          </table:table-cell>
          <table:table-cell table:formula="of:=IF([.D7] &lt; 0 ; &quot;ND&quot; ;IF([.D7]&lt;0.4;&quot;Gestão Crítica&quot;; IF( [.D7] &lt; 0.6 ;&quot;Gestão em Dificuldade&quot; ; IF( [.D7]&lt;0.8;&quot;Gestão Boa&quot;;&quot;Gestão de Excelência&quot;))))" office:value-type="string" office:string-value="Gestão Crítica" calcext:value-type="string">
            <text:p>Gestão Crítica</text:p>
          </table:table-cell>
          <table:table-cell office:value-type="string" calcext:value-type="string">
            <text:p><text:s/>21.68% Educação 14222372.94 / 18369518.85 / -4147145.91</text:p>
          </table:table-cell>
          <table:table-cell office:value-type="string" calcext:value-type="string">
            <text:p><text:s/>18.18% Saúde 11634429.80 / 15113613.70 / -3479183.90</text:p>
          </table:table-cell>
          <table:table-cell office:value-type="string" calcext:value-type="string">
            <text:p><text:s/>06.76% Previdência Social 0.00 / 1293548.41 / -1293548.41</text:p>
          </table:table-cell>
          <table:table-cell office:value-type="string" calcext:value-type="string">
            <text:p><text:s/>06.38% Administração 7661713.30 / 8882876.34 / -1221163.04</text:p>
          </table:table-cell>
          <table:table-cell office:value-type="string" calcext:value-type="string">
            <text:p><text:s/>06.33% Saneamento 281679.10 / 1492179.08 / -1210499.98</text:p>
          </table:table-cell>
          <table:table-cell office:value-type="string" calcext:value-type="string">
            <text:p><text:s/>06.29% Comércio e Serviços 1376018.21 / 171875.95 / 1204142.26</text:p>
          </table:table-cell>
          <table:table-cell office:value-type="string" calcext:value-type="string">
            <text:p><text:s/>06.08% Urbanismo 3557085.32 / 4720248.93 / -1163163.61</text:p>
          </table:table-cell>
          <table:table-cell office:value-type="string" calcext:value-type="string">
            <text:p><text:s/>04.31% Encargos Especiais 0.00 / 825079.34 / -825079.34</text:p>
          </table:table-cell>
          <table:table-cell office:value-type="string" calcext:value-type="string">
            <text:p><text:s/>03.74% Assistência Social 1634818.33 / 2350223.03 / -715404.70</text:p>
          </table:table-cell>
          <table:table-cell office:value-type="string" calcext:value-type="string">
            <text:p><text:s/>03.49% Despesas (Intraorçamentárias) 0.00 / 667287.79 / -667287.79</text:p>
          </table:table-cell>
          <table:table-cell office:value-type="string" calcext:value-type="string">
            <text:p><text:s/>02.35% Desporto e Lazer 202395.78 / 651891.72 / -449495.94</text:p>
          </table:table-cell>
          <table:table-cell office:value-type="string" calcext:value-type="string">
            <text:p><text:s/>02.19% Cultura 115317.90 / 535116.25 / -419798.35</text:p>
          </table:table-cell>
          <table:table-cell office:value-type="string" calcext:value-type="string">
            <text:p><text:s/>01.77% Segurança Pública 0.00 / 338204.89 / -338204.89</text:p>
          </table:table-cell>
          <table:table-cell office:value-type="string" calcext:value-type="string">
            <text:p><text:s/>01.74% Gestão Ambiental 0.00 / 332805.47 / -332805.47</text:p>
          </table:table-cell>
          <table:table-cell office:value-type="string" calcext:value-type="string">
            <text:p><text:s/>01.72% Transporte 1785420.57 / 1456138.40 / 329282.17</text:p>
          </table:table-cell>
          <table:table-cell office:value-type="string" calcext:value-type="string">
            <text:p><text:s/>01.63% Agricultura 295235.48 / 606969.05 / -311733.57</text:p>
          </table:table-cell>
          <table:table-cell office:value-type="string" calcext:value-type="string">
            <text:p><text:s/>01.27% Legislativa 1680624.26 / 1438165.99 / 242458.27</text:p>
          </table:table-cell>
          <table:table-cell office:value-type="string" calcext:value-type="string">
            <text:p><text:s/>01.14% Trabalho 0.00 / 218572.40 / -218572.40</text:p>
          </table:table-cell>
          <table:table-cell office:value-type="string" calcext:value-type="string">
            <text:p><text:s/>00.84% Energia 0.00 / 159892.20 / -159892.20</text:p>
          </table:table-cell>
          <table:table-cell office:value-type="string" calcext:value-type="string">
            <text:p><text:s/>00.59% Judiciária 0.00 / 113082.06 / -113082.06</text:p>
          </table:table-cell>
          <table:table-cell office:value-type="string" calcext:value-type="string">
            <text:p><text:s/>00.39% Relações Exteriores 74948.70 / 0.00 / 74948.70</text:p>
          </table:table-cell>
          <table:table-cell office:value-type="string" calcext:value-type="string">
            <text:p><text:s/>00.33% Comunicações 0.00 / 62688.64 / -62688.64</text:p>
          </table:table-cell>
          <table:table-cell office:value-type="string" calcext:value-type="string">
            <text:p><text:s/>00.27% Essencial à Justiça 0.00 / 50870.88 / -50870.88</text:p>
          </table:table-cell>
          <table:table-cell office:value-type="string" calcext:value-type="string">
            <text:p><text:s/>00.25% Habitação 0.00 / 48725.31 / -48725.31</text:p>
          </table:table-cell>
          <table:table-cell office:value-type="string" calcext:value-type="string">
            <text:p><text:s/>00.14% Indústria 0.00 / 26644.29 / -26644.29</text:p>
          </table:table-cell>
          <table:table-cell office:value-type="string" calcext:value-type="string">
            <text:p><text:s/>00.14% Defesa Nacional 26993.85 / 0.00 / 26993.85</text:p>
          </table:table-cell>
          <table:table-cell office:value-type="string" calcext:value-type="string">
            <text:p><text:s/>00.00% Organização Agrária 0.00 / 0.00 / 0.00</text:p>
          </table:table-cell>
          <table:table-cell office:value-type="string" calcext:value-type="string">
            <text:p><text:s/>00.00% Direitos da Cidadania 0.00 / 0.00 / 0.00</text:p>
          </table:table-cell>
          <table:table-cell office:value-type="string" calcext:value-type="string">
            <text:p><text:s/>00.00% Ciência e Tecnologia 0.00 / 0.00 / 0.00</text:p>
          </table:table-cell>
          <table:table-cell office:value-type="float" office:value="3.05" calcext:value-type="float">
            <text:p>3,05</text:p>
          </table:table-cell>
          <table:table-cell office:value-type="float" office:value="4.33" calcext:value-type="float">
            <text:p>4,3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11435" calcext:value-type="float">
            <text:p>411435</text:p>
          </table:table-cell>
          <table:table-cell table:style-name="ce3" office:value-type="string" calcext:value-type="string">
            <text:p><text:s text:c="2"/>Manfrinópolis - PR</text:p>
          </table:table-cell>
          <table:table-cell office:value-type="float" office:value="3003" calcext:value-type="float">
            <text:p>3003</text:p>
          </table:table-cell>
          <table:table-cell office:value-type="float" office:value="0.446714407044992" calcext:value-type="float">
            <text:p>0,45</text:p>
          </table:table-cell>
          <table:table-cell table:formula="of:=IF([.D8] &lt; 0 ; &quot;ND&quot; ;IF([.D8]&lt;0.4;&quot;Gestão Crítica&quot;; IF( [.D8] &lt; 0.6 ;&quot;Gestão em Dificuldade&quot; ; IF( [.D8]&lt;0.8;&quot;Gestão Boa&quot;;&quot;Gestão de Excelência&quot;))))" office:value-type="string" office:string-value="Gestão em Dificuldade" calcext:value-type="string">
            <text:p>Gestão em Dificuldade</text:p>
          </table:table-cell>
          <table:table-cell office:value-type="string" calcext:value-type="string">
            <text:p><text:s/>32.96% Transporte 1762946.82 / 261808.27 / 1501138.55</text:p>
          </table:table-cell>
          <table:table-cell office:value-type="string" calcext:value-type="string">
            <text:p><text:s/>17.59% Administração 1781139.29 / 2582316.15 / -801176.86</text:p>
          </table:table-cell>
          <table:table-cell office:value-type="string" calcext:value-type="string">
            <text:p><text:s/>07.71% Previdência Social 0.00 / 351261.03 / -351261.03</text:p>
          </table:table-cell>
          <table:table-cell office:value-type="string" calcext:value-type="string">
            <text:p><text:s/>05.88% Saúde 3046464.98 / 2778578.09 / 267886.89</text:p>
          </table:table-cell>
          <table:table-cell office:value-type="string" calcext:value-type="string">
            <text:p><text:s/>05.34% Essencial à Justiça 0.00 / 242989.75 / -242989.75</text:p>
          </table:table-cell>
          <table:table-cell office:value-type="string" calcext:value-type="string">
            <text:p><text:s/>05.20% Saneamento 346457.25 / 109855.20 / 236602.05</text:p>
          </table:table-cell>
          <table:table-cell office:value-type="string" calcext:value-type="string">
            <text:p><text:s/>04.13% Agricultura 538838.51 / 350595.27 / 188243.24</text:p>
          </table:table-cell>
          <table:table-cell office:value-type="string" calcext:value-type="string">
            <text:p><text:s/>03.27% Despesas (Intraorçamentárias) 0.00 / 149125.11 / -149125.11</text:p>
          </table:table-cell>
          <table:table-cell office:value-type="string" calcext:value-type="string">
            <text:p><text:s/>02.69% Urbanismo 654106.50 / 776773.89 / -122667.39</text:p>
          </table:table-cell>
          <table:table-cell office:value-type="string" calcext:value-type="string">
            <text:p><text:s/>02.62% Gestão Ambiental 77862.85 / 197282.23 / -119419.38</text:p>
          </table:table-cell>
          <table:table-cell office:value-type="string" calcext:value-type="string">
            <text:p><text:s/>02.43% Educação 3052380.72 / 3162886.48 / -110505.76</text:p>
          </table:table-cell>
          <table:table-cell office:value-type="string" calcext:value-type="string">
            <text:p><text:s/>02.18% Encargos Especiais 61190.61 / 160355.22 / -99164.61</text:p>
          </table:table-cell>
          <table:table-cell office:value-type="string" calcext:value-type="string">
            <text:p><text:s/>01.78% Cultura 20351.16 / 101592.41 / -81241.25</text:p>
          </table:table-cell>
          <table:table-cell office:value-type="string" calcext:value-type="string">
            <text:p><text:s/>01.27% Indústria 59608.83 / 1948.94 / 57659.89</text:p>
          </table:table-cell>
          <table:table-cell office:value-type="string" calcext:value-type="string">
            <text:p><text:s/>01.10% Desporto e Lazer 246546.56 / 196605.99 / 49940.57</text:p>
          </table:table-cell>
          <table:table-cell office:value-type="string" calcext:value-type="string">
            <text:p><text:s/>00.65% Energia 0.00 / 29632.02 / -29632.02</text:p>
          </table:table-cell>
          <table:table-cell office:value-type="string" calcext:value-type="string">
            <text:p><text:s/>00.53% Habitação 0.00 / 24323.90 / -24323.90</text:p>
          </table:table-cell>
          <table:table-cell office:value-type="string" calcext:value-type="string">
            <text:p><text:s/>00.46% Trabalho 0.00 / 21154.36 / -21154.36</text:p>
          </table:table-cell>
          <table:table-cell office:value-type="string" calcext:value-type="string">
            <text:p><text:s/>00.45% Legislativa 582836.16 / 562305.67 / 20530.49</text:p>
          </table:table-cell>
          <table:table-cell office:value-type="string" calcext:value-type="string">
            <text:p><text:s/>00.32% Organização Agrária 0.00 / 14740.39 / -14740.39</text:p>
          </table:table-cell>
          <table:table-cell office:value-type="string" calcext:value-type="string">
            <text:p><text:s/>00.29% Segurança Pública 0.00 / 13159.45 / -13159.45</text:p>
          </table:table-cell>
          <table:table-cell office:value-type="string" calcext:value-type="string">
            <text:p><text:s/>00.29% Comércio e Serviços 0.00 / 13053.72 / -13053.72</text:p>
          </table:table-cell>
          <table:table-cell office:value-type="string" calcext:value-type="string">
            <text:p><text:s/>00.28% Judiciária 0.00 / 12707.02 / -12707.02</text:p>
          </table:table-cell>
          <table:table-cell office:value-type="string" calcext:value-type="string">
            <text:p><text:s/>00.21% Direitos da Cidadania 0.00 / 9699.32 / -9699.32</text:p>
          </table:table-cell>
          <table:table-cell office:value-type="string" calcext:value-type="string">
            <text:p><text:s/>00.16% Comunicações 0.00 / 7183.98 / -7183.98</text:p>
          </table:table-cell>
          <table:table-cell office:value-type="string" calcext:value-type="string">
            <text:p><text:s/>00.14% Assistência Social 636107.17 / 629620.28 / 6486.89</text:p>
          </table:table-cell>
          <table:table-cell office:value-type="string" calcext:value-type="string">
            <text:p><text:s/>00.05% Relações Exteriores 2484.78 / 0.00 / 2484.78</text:p>
          </table:table-cell>
          <table:table-cell office:value-type="string" calcext:value-type="string">
            <text:p><text:s/>00.00% Defesa Nacional 0.00 / 0.00 / 0.00</text:p>
          </table:table-cell>
          <table:table-cell office:value-type="string" calcext:value-type="string">
            <text:p><text:s/>00.00% Ciência e Tecnologia 0.00 / 39.25 / -39.25</text:p>
          </table:table-cell>
          <table:table-cell office:value-type="float" office:value="1.17" calcext:value-type="float">
            <text:p>1,17</text:p>
          </table:table-cell>
          <table:table-cell office:value-type="float" office:value="4.35" calcext:value-type="float">
            <text:p>4,3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41430" calcext:value-type="float">
            <text:p>241430</text:p>
          </table:table-cell>
          <table:table-cell office:value-type="string" calcext:value-type="string">
            <text:p><text:s text:c="2"/>Timbaúba dos Batistas - RN</text:p>
          </table:table-cell>
          <table:table-cell office:value-type="float" office:value="2408" calcext:value-type="float">
            <text:p>2408</text:p>
          </table:table-cell>
          <table:table-cell office:value-type="float" office:value="0.455303827991225" calcext:value-type="float">
            <text:p>0,46</text:p>
          </table:table-cell>
          <table:table-cell table:formula="of:=IF([.D9] &lt; 0 ; &quot;ND&quot; ;IF([.D9]&lt;0.4;&quot;Gestão Crítica&quot;; IF( [.D9] &lt; 0.6 ;&quot;Gestão em Dificuldade&quot; ; IF( [.D9]&lt;0.8;&quot;Gestão Boa&quot;;&quot;Gestão de Excelência&quot;))))" office:value-type="string" office:string-value="Gestão em Dificuldade" calcext:value-type="string">
            <text:p>Gestão em Dificuldade</text:p>
          </table:table-cell>
          <table:table-cell office:value-type="string" calcext:value-type="string">
            <text:p><text:s/>27.94% Urbanismo 1786509.81 / 715508.16 / 1071001.65</text:p>
          </table:table-cell>
          <table:table-cell office:value-type="string" calcext:value-type="string">
            <text:p><text:s/>16.66% Transporte 0.00 / 638514.84 / -638514.84</text:p>
          </table:table-cell>
          <table:table-cell office:value-type="string" calcext:value-type="string">
            <text:p><text:s/>08.88% Saúde 2131320.55 / 2471631.04 / -340310.49</text:p>
          </table:table-cell>
          <table:table-cell office:value-type="string" calcext:value-type="string">
            <text:p><text:s/>07.47% Organização Agrária 286477.06 / 0.00 / 286477.06</text:p>
          </table:table-cell>
          <table:table-cell office:value-type="string" calcext:value-type="string">
            <text:p><text:s/>06.28% Assistência Social 374059.67 / 614857.40 / -240797.73</text:p>
          </table:table-cell>
          <table:table-cell office:value-type="string" calcext:value-type="string">
            <text:p><text:s/>06.20% Agricultura 730386.67 / 492863.03 / 237523.64</text:p>
          </table:table-cell>
          <table:table-cell office:value-type="string" calcext:value-type="string">
            <text:p><text:s/>04.50% Administração 1870375.10 / 2042702.59 / -172327.49</text:p>
          </table:table-cell>
          <table:table-cell office:value-type="string" calcext:value-type="string">
            <text:p><text:s/>04.02% Desporto e Lazer 0.00 / 153976.23 / -153976.23</text:p>
          </table:table-cell>
          <table:table-cell office:value-type="string" calcext:value-type="string">
            <text:p><text:s/>03.72% Previdência Social 0.00 / 142484.81 / -142484.81</text:p>
          </table:table-cell>
          <table:table-cell office:value-type="string" calcext:value-type="string">
            <text:p><text:s/>02.18% Cultura 0.00 / 83525.60 / -83525.60</text:p>
          </table:table-cell>
          <table:table-cell office:value-type="string" calcext:value-type="string">
            <text:p><text:s/>02.13% Habitação 0.00 / 81774.47 / -81774.47</text:p>
          </table:table-cell>
          <table:table-cell office:value-type="string" calcext:value-type="string">
            <text:p><text:s/>01.76% Legislativa 590085.97 / 522790.85 / 67295.12</text:p>
          </table:table-cell>
          <table:table-cell office:value-type="string" calcext:value-type="string">
            <text:p><text:s/>01.61% Educação 2545350.43 / 2607189.45 / -61839.02</text:p>
          </table:table-cell>
          <table:table-cell office:value-type="string" calcext:value-type="string">
            <text:p><text:s/>01.07% Saneamento 0.00 / 41076.25 / -41076.25</text:p>
          </table:table-cell>
          <table:table-cell office:value-type="string" calcext:value-type="string">
            <text:p><text:s/>01.02% Gestão Ambiental 0.00 / 38933.39 / -38933.39</text:p>
          </table:table-cell>
          <table:table-cell office:value-type="string" calcext:value-type="string">
            <text:p><text:s/>01.01% Despesas (Intraorçamentárias) 0.00 / 38797.83 / -38797.83</text:p>
          </table:table-cell>
          <table:table-cell office:value-type="string" calcext:value-type="string">
            <text:p><text:s/>00.88% Energia 0.00 / 33904.73 / -33904.73</text:p>
          </table:table-cell>
          <table:table-cell office:value-type="string" calcext:value-type="string">
            <text:p><text:s/>00.76% Encargos Especiais 111367.77 / 140439.21 / -29071.44</text:p>
          </table:table-cell>
          <table:table-cell office:value-type="string" calcext:value-type="string">
            <text:p><text:s/>00.76% Comércio e Serviços 0.00 / 29282.97 / -29282.97</text:p>
          </table:table-cell>
          <table:table-cell office:value-type="string" calcext:value-type="string">
            <text:p><text:s/>00.50% Indústria 0.00 / 19033.17 / -19033.17</text:p>
          </table:table-cell>
          <table:table-cell office:value-type="string" calcext:value-type="string">
            <text:p><text:s/>00.22% Trabalho 0.00 / 8502.94 / -8502.94</text:p>
          </table:table-cell>
          <table:table-cell office:value-type="string" calcext:value-type="string">
            <text:p><text:s/>00.14% Segurança Pública 0.00 / 5282.47 / -5282.47</text:p>
          </table:table-cell>
          <table:table-cell office:value-type="string" calcext:value-type="string">
            <text:p><text:s/>00.14% Direitos da Cidadania 0.00 / 5199.50 / -5199.50</text:p>
          </table:table-cell>
          <table:table-cell office:value-type="string" calcext:value-type="string">
            <text:p><text:s/>00.06% Judiciária 0.00 / 2397.56 / -2397.56</text:p>
          </table:table-cell>
          <table:table-cell office:value-type="string" calcext:value-type="string">
            <text:p><text:s/>00.06% Ciência e Tecnologia 0.00 / 2336.69 / -2336.69</text:p>
          </table:table-cell>
          <table:table-cell office:value-type="string" calcext:value-type="string">
            <text:p><text:s/>00.04% Comunicações 0.00 / 1471.67 / -1471.67</text:p>
          </table:table-cell>
          <table:table-cell office:value-type="string" calcext:value-type="string">
            <text:p><text:s/>00.00% Relações Exteriores 0.00 / 0.00 / 0.00</text:p>
          </table:table-cell>
          <table:table-cell office:value-type="string" calcext:value-type="string">
            <text:p><text:s/>00.00% Essencial à Justiça 0.00 / 0.00 / 0.00</text:p>
          </table:table-cell>
          <table:table-cell office:value-type="string" calcext:value-type="string">
            <text:p><text:s/>00.00% Defesa Nacional 0.00 / 0.00 / 0.00</text:p>
          </table:table-cell>
          <table:table-cell office:value-type="float" office:value="10.12" calcext:value-type="float">
            <text:p>10,12</text:p>
          </table:table-cell>
          <table:table-cell office:value-type="float" office:value="2.32" calcext:value-type="float">
            <text:p>2,3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1200" calcext:value-type="float">
            <text:p>171200</text:p>
          </table:table-cell>
          <table:table-cell office:value-type="string" calcext:value-type="string">
            <text:p><text:s text:c="2"/>Lajeado - TO</text:p>
          </table:table-cell>
          <table:table-cell office:value-type="float" office:value="2991" calcext:value-type="float">
            <text:p>2991</text:p>
          </table:table-cell>
          <table:table-cell office:value-type="float" office:value="0.469409608352007" calcext:value-type="float">
            <text:p>0,47</text:p>
          </table:table-cell>
          <table:table-cell table:formula="of:=IF([.D10] &lt; 0 ; &quot;ND&quot; ;IF([.D10]&lt;0.4;&quot;Gestão Crítica&quot;; IF( [.D10] &lt; 0.6 ;&quot;Gestão em Dificuldade&quot; ; IF( [.D10]&lt;0.8;&quot;Gestão Boa&quot;;&quot;Gestão de Excelência&quot;))))" office:value-type="string" office:string-value="Gestão em Dificuldade" calcext:value-type="string">
            <text:p>Gestão em Dificuldade</text:p>
          </table:table-cell>
          <table:table-cell table:style-name="ce1" office:value-type="string" calcext:value-type="string">
            <text:p><text:s/>22.56% Essencial à Justiça 4497306.52 / 2577.60 / 4494728.92</text:p>
          </table:table-cell>
          <table:table-cell office:value-type="string" calcext:value-type="string">
            <text:p><text:s/>17.40% Administração 5766438.28 / 2300445.25 / 3465993.03</text:p>
          </table:table-cell>
          <table:table-cell office:value-type="string" calcext:value-type="string">
            <text:p><text:s/>14.72% Educação 5638057.75 / 2705936.79 / 2932120.96</text:p>
          </table:table-cell>
          <table:table-cell office:value-type="string" calcext:value-type="string">
            <text:p><text:s/>12.79% Saúde 5211115.69 / 2662395.80 / 2548719.89</text:p>
          </table:table-cell>
          <table:table-cell office:value-type="string" calcext:value-type="string">
            <text:p><text:s/>11.41% Gestão Ambiental 2348362.72 / 74574.80 / 2273787.92</text:p>
          </table:table-cell>
          <table:table-cell office:value-type="string" calcext:value-type="string">
            <text:p><text:s/>06.63% Legislativa 1864883.37 / 543737.13 / 1321146.24</text:p>
          </table:table-cell>
          <table:table-cell office:value-type="string" calcext:value-type="string">
            <text:p><text:s/>04.82% Assistência Social 1556395.52 / 596601.90 / 959793.62</text:p>
          </table:table-cell>
          <table:table-cell office:value-type="string" calcext:value-type="string">
            <text:p><text:s/>02.80% Urbanismo 366488.21 / 923880.09 / -557391.88</text:p>
          </table:table-cell>
          <table:table-cell office:value-type="string" calcext:value-type="string">
            <text:p><text:s/>01.25% Previdência Social 121423.35 / 369983.11 / -248559.76</text:p>
          </table:table-cell>
          <table:table-cell office:value-type="string" calcext:value-type="string">
            <text:p><text:s/>01.12% Agricultura 572794.55 / 349047.69 / 223746.86</text:p>
          </table:table-cell>
          <table:table-cell office:value-type="string" calcext:value-type="string">
            <text:p><text:s/>01.11% Encargos Especiais 120.00 / 221603.75 / -221483.75</text:p>
          </table:table-cell>
          <table:table-cell office:value-type="string" calcext:value-type="string">
            <text:p><text:s/>00.92% Despesas (Intraorçamentárias) 0.00 / 183740.92 / -183740.92</text:p>
          </table:table-cell>
          <table:table-cell office:value-type="string" calcext:value-type="string">
            <text:p><text:s/>00.78% Desporto e Lazer 364734.16 / 209752.39 / 154981.77</text:p>
          </table:table-cell>
          <table:table-cell office:value-type="string" calcext:value-type="string">
            <text:p><text:s/>00.55% Saneamento 0.00 / 109826.67 / -109826.67</text:p>
          </table:table-cell>
          <table:table-cell office:value-type="string" calcext:value-type="string">
            <text:p><text:s/>00.31% Habitação 81299.72 / 19413.90 / 61885.82</text:p>
          </table:table-cell>
          <table:table-cell office:value-type="string" calcext:value-type="string">
            <text:p><text:s/>00.15% Transporte 437544.59 / 408121.23 / 29423.36</text:p>
          </table:table-cell>
          <table:table-cell office:value-type="string" calcext:value-type="string">
            <text:p><text:s/>00.13% Energia 0.00 / 24934.24 / -24934.24</text:p>
          </table:table-cell>
          <table:table-cell office:value-type="string" calcext:value-type="string">
            <text:p><text:s/>00.11% Comércio e Serviços 0.00 / 22364.47 / -22364.47</text:p>
          </table:table-cell>
          <table:table-cell office:value-type="string" calcext:value-type="string">
            <text:p><text:s/>00.10% Cultura 70738.33 / 91163.93 / -20425.60</text:p>
          </table:table-cell>
          <table:table-cell office:value-type="string" calcext:value-type="string">
            <text:p><text:s/>00.09% Trabalho 0.00 / 17724.86 / -17724.86</text:p>
          </table:table-cell>
          <table:table-cell office:value-type="string" calcext:value-type="string">
            <text:p><text:s/>00.08% Judiciária 0.00 / 15317.36 / -15317.36</text:p>
          </table:table-cell>
          <table:table-cell office:value-type="string" calcext:value-type="string">
            <text:p><text:s/>00.07% Organização Agrária 0.00 / 14740.39 / -14740.39</text:p>
          </table:table-cell>
          <table:table-cell office:value-type="string" calcext:value-type="string">
            <text:p><text:s/>00.06% Segurança Pública 0.00 / 11465.98 / -11465.98</text:p>
          </table:table-cell>
          <table:table-cell office:value-type="string" calcext:value-type="string">
            <text:p><text:s/>00.04% Indústria 0.00 / 8679.13 / -8679.13</text:p>
          </table:table-cell>
          <table:table-cell office:value-type="string" calcext:value-type="string">
            <text:p><text:s/>00.00% Relações Exteriores 0.00 / 124.24 / -124.24</text:p>
          </table:table-cell>
          <table:table-cell office:value-type="string" calcext:value-type="string">
            <text:p><text:s/>00.00% Direitos da Cidadania 0.00 / 0.00 / 0.00</text:p>
          </table:table-cell>
          <table:table-cell office:value-type="string" calcext:value-type="string">
            <text:p><text:s/>00.00% Defesa Nacional 0.00 / 3.89 / -3.89</text:p>
          </table:table-cell>
          <table:table-cell office:value-type="string" calcext:value-type="string">
            <text:p><text:s/>00.00% Comunicações 0.00 / 919.79 / -919.79</text:p>
          </table:table-cell>
          <table:table-cell office:value-type="string" calcext:value-type="string">
            <text:p><text:s/>00.00% Ciência e Tecnologia 0.00 / 39.25 / -39.25</text:p>
          </table:table-cell>
          <table:table-cell office:value-type="float" office:value="12.97" calcext:value-type="float">
            <text:p>12,97</text:p>
          </table:table-cell>
          <table:table-cell office:value-type="float" office:value="1.07" calcext:value-type="float">
            <text:p>1,0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50020" calcext:value-type="float">
            <text:p>350020</text:p>
          </table:table-cell>
          <table:table-cell office:value-type="string" calcext:value-type="string">
            <text:p><text:s text:c="2"/>Adolfo - SP</text:p>
          </table:table-cell>
          <table:table-cell office:value-type="float" office:value="3631" calcext:value-type="float">
            <text:p>3631</text:p>
          </table:table-cell>
          <table:table-cell office:value-type="float" office:value="0.475092519959906" calcext:value-type="float">
            <text:p>0,48</text:p>
          </table:table-cell>
          <table:table-cell table:formula="of:=IF([.D11] &lt; 0 ; &quot;ND&quot; ;IF([.D11]&lt;0.4;&quot;Gestão Crítica&quot;; IF( [.D11] &lt; 0.6 ;&quot;Gestão em Dificuldade&quot; ; IF( [.D11]&lt;0.8;&quot;Gestão Boa&quot;;&quot;Gestão de Excelência&quot;))))" office:value-type="string" office:string-value="Gestão em Dificuldade" calcext:value-type="string">
            <text:p>Gestão em Dificuldade</text:p>
          </table:table-cell>
          <table:table-cell table:style-name="ce1" office:value-type="string" calcext:value-type="string">
            <text:p><text:s/>49.84% Habitação 7301304.75 / 9532.23 / 7291772.52</text:p>
          </table:table-cell>
          <table:table-cell office:value-type="string" calcext:value-type="string">
            <text:p><text:s/>16.56% Educação 5538609.89 / 3115665.48 / 2422944.41</text:p>
          </table:table-cell>
          <table:table-cell office:value-type="string" calcext:value-type="string">
            <text:p><text:s/>11.62% Saúde 4820761.19 / 3121365.68 / 1699395.51</text:p>
          </table:table-cell>
          <table:table-cell office:value-type="string" calcext:value-type="string">
            <text:p><text:s/>04.03% Previdência Social 886517.21 / 296804.47 / 589712.74</text:p>
          </table:table-cell>
          <table:table-cell office:value-type="string" calcext:value-type="string">
            <text:p><text:s/>03.96% Administração 2687744.51 / 2107965.73 / 579778.78</text:p>
          </table:table-cell>
          <table:table-cell office:value-type="string" calcext:value-type="string">
            <text:p><text:s/>03.07% Saneamento 497269.90 / 48814.55 / 448455.35</text:p>
          </table:table-cell>
          <table:table-cell office:value-type="string" calcext:value-type="string">
            <text:p><text:s/>02.90% Transporte 195280.22 / 619923.12 / -424642.90</text:p>
          </table:table-cell>
          <table:table-cell office:value-type="string" calcext:value-type="string">
            <text:p><text:s/>01.98% Urbanismo 1134665.54 / 844699.99 / 289965.55</text:p>
          </table:table-cell>
          <table:table-cell office:value-type="string" calcext:value-type="string">
            <text:p><text:s/>01.64% Encargos Especiais 430434.84 / 190341.81 / 240093.03</text:p>
          </table:table-cell>
          <table:table-cell office:value-type="string" calcext:value-type="string">
            <text:p><text:s/>01.11% Agricultura 595013.20 / 432861.07 / 162152.13</text:p>
          </table:table-cell>
          <table:table-cell office:value-type="string" calcext:value-type="string">
            <text:p><text:s/>01.01% Legislativa 719025.42 / 571344.87 / 147680.55</text:p>
          </table:table-cell>
          <table:table-cell office:value-type="string" calcext:value-type="string">
            <text:p><text:s/>00.50% Trabalho 0.00 / 73237.44 / -73237.44</text:p>
          </table:table-cell>
          <table:table-cell office:value-type="string" calcext:value-type="string">
            <text:p><text:s/>00.43% Cultura 21660.69 / 85105.59 / -63444.90</text:p>
          </table:table-cell>
          <table:table-cell office:value-type="string" calcext:value-type="string">
            <text:p><text:s/>00.37% Energia 0.00 / 53460.83 / -53460.83</text:p>
          </table:table-cell>
          <table:table-cell office:value-type="string" calcext:value-type="string">
            <text:p><text:s/>00.28% Gestão Ambiental 0.00 / 40787.27 / -40787.27</text:p>
          </table:table-cell>
          <table:table-cell office:value-type="string" calcext:value-type="string">
            <text:p><text:s/>00.18% Assistência Social 643574.91 / 669736.48 / -26161.57</text:p>
          </table:table-cell>
          <table:table-cell office:value-type="string" calcext:value-type="string">
            <text:p><text:s/>00.14% Comércio e Serviços 0.00 / 19936.57 / -19936.57</text:p>
          </table:table-cell>
          <table:table-cell office:value-type="string" calcext:value-type="string">
            <text:p><text:s/>00.10% Segurança Pública 0.00 / 15323.27 / -15323.27</text:p>
          </table:table-cell>
          <table:table-cell office:value-type="string" calcext:value-type="string">
            <text:p><text:s/>00.10% Desporto e Lazer 247595.19 / 232485.76 / 15109.43</text:p>
          </table:table-cell>
          <table:table-cell office:value-type="string" calcext:value-type="string">
            <text:p><text:s/>00.09% Judiciária 0.00 / 12714.19 / -12714.19</text:p>
          </table:table-cell>
          <table:table-cell office:value-type="string" calcext:value-type="string">
            <text:p><text:s/>00.05% Defesa Nacional 0.00 / 7241.43 / -7241.43</text:p>
          </table:table-cell>
          <table:table-cell office:value-type="string" calcext:value-type="string">
            <text:p><text:s/>00.03% Comunicações 0.00 / 4758.48 / -4758.48</text:p>
          </table:table-cell>
          <table:table-cell office:value-type="string" calcext:value-type="string">
            <text:p><text:s/>00.00% Relações Exteriores 0.00 / 0.00 / 0.00</text:p>
          </table:table-cell>
          <table:table-cell office:value-type="string" calcext:value-type="string">
            <text:p><text:s/>00.00% Organização Agrária 0.00 / 0.00 / 0.00</text:p>
          </table:table-cell>
          <table:table-cell office:value-type="string" calcext:value-type="string">
            <text:p><text:s/>00.00% Indústria 0.00 / 14.95 / -14.95</text:p>
          </table:table-cell>
          <table:table-cell office:value-type="string" calcext:value-type="string">
            <text:p><text:s/>00.00% Essencial à Justiça 0.00 / 174.84 / -174.84</text:p>
          </table:table-cell>
          <table:table-cell office:value-type="string" calcext:value-type="string">
            <text:p><text:s/>00.00% Direitos da Cidadania 0.00 / 42.50 / -42.50</text:p>
          </table:table-cell>
          <table:table-cell office:value-type="string" calcext:value-type="string">
            <text:p><text:s/>00.00% Despesas (Intraorçamentárias) 0.00 / 0.00 / 0.00</text:p>
          </table:table-cell>
          <table:table-cell office:value-type="string" calcext:value-type="string">
            <text:p><text:s/>00.00% Ciência e Tecnologia 0.00 / 0.00 / 0.00</text:p>
          </table:table-cell>
          <table:table-cell office:value-type="float" office:value="8.11" calcext:value-type="float">
            <text:p>8,11</text:p>
          </table:table-cell>
          <table:table-cell office:value-type="float" office:value="1.07" calcext:value-type="float">
            <text:p>1,0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31755" calcext:value-type="float">
            <text:p>431755</text:p>
          </table:table-cell>
          <table:table-cell office:value-type="string" calcext:value-type="string">
            <text:p><text:s text:c="2"/>Santo Antônio do Palma - RS</text:p>
          </table:table-cell>
          <table:table-cell office:value-type="float" office:value="2199" calcext:value-type="float">
            <text:p>2199</text:p>
          </table:table-cell>
          <table:table-cell office:value-type="float" office:value="0.518877902521227" calcext:value-type="float">
            <text:p>0,52</text:p>
          </table:table-cell>
          <table:table-cell table:formula="of:=IF([.D12] &lt; 0 ; &quot;ND&quot; ;IF([.D12]&lt;0.4;&quot;Gestão Crítica&quot;; IF( [.D12] &lt; 0.6 ;&quot;Gestão em Dificuldade&quot; ; IF( [.D12]&lt;0.8;&quot;Gestão Boa&quot;;&quot;Gestão de Excelência&quot;))))" office:value-type="string" office:string-value="Gestão em Dificuldade" calcext:value-type="string">
            <text:p>Gestão em Dificuldade</text:p>
          </table:table-cell>
          <table:table-cell table:style-name="ce1" office:value-type="string" calcext:value-type="string">
            <text:p><text:s/>14.05% Desporto e Lazer 1086647.51 / 218873.91 / 867773.60</text:p>
          </table:table-cell>
          <table:table-cell office:value-type="string" calcext:value-type="string">
            <text:p><text:s/>12.61% Indústria 810855.97 / 32019.66 / 778836.31</text:p>
          </table:table-cell>
          <table:table-cell office:value-type="string" calcext:value-type="string">
            <text:p><text:s/>08.51% Transporte 282857.41 / 808250.40 / -525392.99</text:p>
          </table:table-cell>
          <table:table-cell office:value-type="string" calcext:value-type="string">
            <text:p><text:s/>07.97% Administração 2464563.46 / 1972202.38 / 492361.08</text:p>
          </table:table-cell>
          <table:table-cell office:value-type="string" calcext:value-type="string">
            <text:p><text:s/>07.52% Urbanismo 1283183.04 / 818565.03 / 464618.01</text:p>
          </table:table-cell>
          <table:table-cell office:value-type="string" calcext:value-type="string">
            <text:p><text:s/>07.17% Cultura 540006.48 / 97457.62 / 442548.86</text:p>
          </table:table-cell>
          <table:table-cell office:value-type="string" calcext:value-type="string">
            <text:p><text:s/>06.80% Agricultura 1047603.14 / 627971.73 / 419631.41</text:p>
          </table:table-cell>
          <table:table-cell office:value-type="string" calcext:value-type="string">
            <text:p><text:s/>06.54% Assistência Social 133856.47 / 537652.92 / -403796.45</text:p>
          </table:table-cell>
          <table:table-cell office:value-type="string" calcext:value-type="string">
            <text:p><text:s/>04.45% Defesa Nacional 274661.60 / 0.00 / 274661.60</text:p>
          </table:table-cell>
          <table:table-cell office:value-type="string" calcext:value-type="string">
            <text:p><text:s/>04.37% Educação 2288367.70 / 2557963.73 / -269596.03</text:p>
          </table:table-cell>
          <table:table-cell office:value-type="string" calcext:value-type="string">
            <text:p><text:s/>03.97% Previdência Social 0.00 / 245007.65 / -245007.65</text:p>
          </table:table-cell>
          <table:table-cell office:value-type="string" calcext:value-type="string">
            <text:p><text:s/>03.60% Encargos Especiais 514419.96 / 291989.46 / 222430.50</text:p>
          </table:table-cell>
          <table:table-cell office:value-type="string" calcext:value-type="string">
            <text:p><text:s/>02.85% Gestão Ambiental 226223.58 / 50497.47 / 175726.11</text:p>
          </table:table-cell>
          <table:table-cell office:value-type="string" calcext:value-type="string">
            <text:p><text:s/>02.85% Despesas (Intraorçamentárias) 0.00 / 176240.71 / -176240.71</text:p>
          </table:table-cell>
          <table:table-cell office:value-type="string" calcext:value-type="string">
            <text:p><text:s/>02.34% Saúde 2739189.17 / 2594886.71 / 144302.46</text:p>
          </table:table-cell>
          <table:table-cell office:value-type="string" calcext:value-type="string">
            <text:p><text:s/>01.03% Legislativa 492523.25 / 556374.83 / -63851.58</text:p>
          </table:table-cell>
          <table:table-cell office:value-type="string" calcext:value-type="string">
            <text:p><text:s/>00.96% Saneamento 0.00 / 59310.76 / -59310.76</text:p>
          </table:table-cell>
          <table:table-cell office:value-type="string" calcext:value-type="string">
            <text:p><text:s/>00.75% Habitação 25208.30 / 71324.68 / -46116.38</text:p>
          </table:table-cell>
          <table:table-cell office:value-type="string" calcext:value-type="string">
            <text:p><text:s/>00.52% Comércio e Serviços 0.00 / 32173.18 / -32173.18</text:p>
          </table:table-cell>
          <table:table-cell office:value-type="string" calcext:value-type="string">
            <text:p><text:s/>00.33% Judiciária 0.00 / 20399.51 / -20399.51</text:p>
          </table:table-cell>
          <table:table-cell office:value-type="string" calcext:value-type="string">
            <text:p><text:s/>00.32% Energia 0.00 / 19777.25 / -19777.25</text:p>
          </table:table-cell>
          <table:table-cell office:value-type="string" calcext:value-type="string">
            <text:p><text:s/>00.15% Trabalho 0.00 / 9506.08 / -9506.08</text:p>
          </table:table-cell>
          <table:table-cell office:value-type="string" calcext:value-type="string">
            <text:p><text:s/>00.11% Segurança Pública 2000.00 / 8659.24 / -6659.24</text:p>
          </table:table-cell>
          <table:table-cell office:value-type="string" calcext:value-type="string">
            <text:p><text:s/>00.10% Comunicações 19072.86 / 13131.49 / 5941.37</text:p>
          </table:table-cell>
          <table:table-cell office:value-type="string" calcext:value-type="string">
            <text:p><text:s/>00.06% Essencial à Justiça 0.00 / 3936.60 / -3936.60</text:p>
          </table:table-cell>
          <table:table-cell office:value-type="string" calcext:value-type="string">
            <text:p><text:s/>00.06% Direitos da Cidadania 0.00 / 3804.31 / -3804.31</text:p>
          </table:table-cell>
          <table:table-cell office:value-type="string" calcext:value-type="string">
            <text:p><text:s/>00.02% Ciência e Tecnologia 0.00 / 973.40 / -973.40</text:p>
          </table:table-cell>
          <table:table-cell office:value-type="string" calcext:value-type="string">
            <text:p><text:s/>00.00% Relações Exteriores 0.00 / 0.00 / 0.00</text:p>
          </table:table-cell>
          <table:table-cell office:value-type="string" calcext:value-type="string">
            <text:p><text:s/>00.00% Organização Agrária 0.00 / 0.00 / 0.00</text:p>
          </table:table-cell>
          <table:table-cell office:value-type="float" office:value="7.61" calcext:value-type="float">
            <text:p>7,61</text:p>
          </table:table-cell>
          <table:table-cell office:value-type="float" office:value="1.15" calcext:value-type="float">
            <text:p>1,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55640" calcext:value-type="float">
            <text:p>355640</text:p>
          </table:table-cell>
          <table:table-cell table:style-name="ce3" office:value-type="string" calcext:value-type="string">
            <text:p><text:s text:c="2"/>Vargem Grande do Sul - SP</text:p>
          </table:table-cell>
          <table:table-cell office:value-type="float" office:value="41547" calcext:value-type="float">
            <text:p>41547</text:p>
          </table:table-cell>
          <table:table-cell office:value-type="float" office:value="0.537142499722624" calcext:value-type="float">
            <text:p>0,54</text:p>
          </table:table-cell>
          <table:table-cell table:formula="of:=IF([.D13] &lt; 0 ; &quot;ND&quot; ;IF([.D13]&lt;0.4;&quot;Gestão Crítica&quot;; IF( [.D13] &lt; 0.6 ;&quot;Gestão em Dificuldade&quot; ; IF( [.D13]&lt;0.8;&quot;Gestão Boa&quot;;&quot;Gestão de Excelência&quot;))))" office:value-type="string" office:string-value="Gestão em Dificuldade" calcext:value-type="string">
            <text:p>Gestão em Dificuldade</text:p>
          </table:table-cell>
          <table:table-cell office:value-type="string" calcext:value-type="string">
            <text:p><text:s/>17.45% Educação 24782836.03 / 31858580.05 / -7075744.02</text:p>
          </table:table-cell>
          <table:table-cell office:value-type="string" calcext:value-type="string">
            <text:p><text:s/>15.84% Saúde 27077689.31 / 20653156.99 / 6424532.32</text:p>
          </table:table-cell>
          <table:table-cell office:value-type="string" calcext:value-type="string">
            <text:p><text:s/>11.99% Administração 8802335.83 / 13664075.23 / -4861739.40</text:p>
          </table:table-cell>
          <table:table-cell office:value-type="string" calcext:value-type="string">
            <text:p><text:s/>10.98% Previdência Social 6829785.93 / 2374892.00 / 4454893.93</text:p>
          </table:table-cell>
          <table:table-cell office:value-type="string" calcext:value-type="string">
            <text:p><text:s/>09.55% Despesas (Intraorçamentárias) 5213760.61 / 1341020.81 / 3872739.80</text:p>
          </table:table-cell>
          <table:table-cell office:value-type="string" calcext:value-type="string">
            <text:p><text:s/>07.08% Saneamento 4980327.41 / 2110293.26 / 2870034.15</text:p>
          </table:table-cell>
          <table:table-cell office:value-type="string" calcext:value-type="string">
            <text:p><text:s/>06.40% Urbanismo 4964514.02 / 7560760.68 / -2596246.66</text:p>
          </table:table-cell>
          <table:table-cell office:value-type="string" calcext:value-type="string">
            <text:p><text:s/>03.15% Transporte 2571970.75 / 1293257.06 / 1278713.69</text:p>
          </table:table-cell>
          <table:table-cell office:value-type="string" calcext:value-type="string">
            <text:p><text:s/>02.48% Assistência Social 1848977.76 / 2853123.78 / -1004146.02</text:p>
          </table:table-cell>
          <table:table-cell office:value-type="string" calcext:value-type="string">
            <text:p><text:s/>02.40% Legislativa 1338725.28 / 2311377.08 / -972651.80</text:p>
          </table:table-cell>
          <table:table-cell office:value-type="string" calcext:value-type="string">
            <text:p><text:s/>02.28% Segurança Pública 1228515.51 / 305272.82 / 923242.69</text:p>
          </table:table-cell>
          <table:table-cell office:value-type="string" calcext:value-type="string">
            <text:p><text:s/>01.96% Encargos Especiais 2624310.39 / 1828934.11 / 795376.28</text:p>
          </table:table-cell>
          <table:table-cell office:value-type="string" calcext:value-type="string">
            <text:p><text:s/>01.34% Agricultura 0.00 / 543994.35 / -543994.35</text:p>
          </table:table-cell>
          <table:table-cell office:value-type="string" calcext:value-type="string">
            <text:p><text:s/>01.18% Direitos da Cidadania 0.00 / 477622.19 / -477622.19</text:p>
          </table:table-cell>
          <table:table-cell office:value-type="string" calcext:value-type="string">
            <text:p><text:s/>00.91% Comércio e Serviços 0.00 / 370454.64 / -370454.64</text:p>
          </table:table-cell>
          <table:table-cell office:value-type="string" calcext:value-type="string">
            <text:p><text:s/>00.81% Trabalho 364174.65 / 34642.61 / 329532.04</text:p>
          </table:table-cell>
          <table:table-cell office:value-type="string" calcext:value-type="string">
            <text:p><text:s/>00.80% Relações Exteriores 324669.37 / 0.00 / 324669.37</text:p>
          </table:table-cell>
          <table:table-cell office:value-type="string" calcext:value-type="string">
            <text:p><text:s/>00.77% Cultura 1004027.85 / 691448.43 / 312579.42</text:p>
          </table:table-cell>
          <table:table-cell office:value-type="string" calcext:value-type="string">
            <text:p><text:s/>00.58% Energia 0.00 / 236019.96 / -236019.96</text:p>
          </table:table-cell>
          <table:table-cell office:value-type="string" calcext:value-type="string">
            <text:p><text:s/>00.46% Judiciária 0.00 / 184563.24 / -184563.24</text:p>
          </table:table-cell>
          <table:table-cell office:value-type="string" calcext:value-type="string">
            <text:p><text:s/>00.46% Desporto e Lazer 841516.04 / 656939.80 / 184576.24</text:p>
          </table:table-cell>
          <table:table-cell office:value-type="string" calcext:value-type="string">
            <text:p><text:s/>00.41% Gestão Ambiental 754035.19 / 587021.29 / 167013.90</text:p>
          </table:table-cell>
          <table:table-cell office:value-type="string" calcext:value-type="string">
            <text:p><text:s/>00.23% Indústria 0.00 / 94777.13 / -94777.13</text:p>
          </table:table-cell>
          <table:table-cell office:value-type="string" calcext:value-type="string">
            <text:p><text:s/>00.20% Habitação 0.00 / 79391.57 / -79391.57</text:p>
          </table:table-cell>
          <table:table-cell office:value-type="string" calcext:value-type="string">
            <text:p><text:s/>00.20% Essencial à Justiça 0.00 / 81877.62 / -81877.62</text:p>
          </table:table-cell>
          <table:table-cell office:value-type="string" calcext:value-type="string">
            <text:p><text:s/>00.08% Comunicações 0.00 / 30771.56 / -30771.56</text:p>
          </table:table-cell>
          <table:table-cell office:value-type="string" calcext:value-type="string">
            <text:p><text:s/>00.01% Ciência e Tecnologia 0.00 / 5817.70 / -5817.70</text:p>
          </table:table-cell>
          <table:table-cell office:value-type="string" calcext:value-type="string">
            <text:p><text:s/>00.00% Organização Agrária 0.00 / 36.75 / -36.75</text:p>
          </table:table-cell>
          <table:table-cell office:value-type="string" calcext:value-type="string">
            <text:p><text:s/>00.00% Defesa Nacional 0.00 / 1438.50 / -1438.50</text:p>
          </table:table-cell>
          <table:table-cell office:value-type="float" office:value="4.31" calcext:value-type="float">
            <text:p>4,31</text:p>
          </table:table-cell>
          <table:table-cell office:value-type="float" office:value="4.71" calcext:value-type="float">
            <text:p>4,7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90450" calcext:value-type="float">
            <text:p>290450</text:p>
          </table:table-cell>
          <table:table-cell table:style-name="ce3" office:value-type="string" calcext:value-type="string">
            <text:p><text:s text:c="2"/>Brotas de Macaúbas - BA</text:p>
          </table:table-cell>
          <table:table-cell office:value-type="float" office:value="11158" calcext:value-type="float">
            <text:p>11158</text:p>
          </table:table-cell>
          <table:table-cell office:value-type="float" office:value="0.569676170728248" calcext:value-type="float">
            <text:p>0,57</text:p>
          </table:table-cell>
          <table:table-cell table:formula="of:=IF([.D14] &lt; 0 ; &quot;ND&quot; ;IF([.D14]&lt;0.4;&quot;Gestão Crítica&quot;; IF( [.D14] &lt; 0.6 ;&quot;Gestão em Dificuldade&quot; ; IF( [.D14]&lt;0.8;&quot;Gestão Boa&quot;;&quot;Gestão de Excelência&quot;))))" office:value-type="string" office:string-value="Gestão em Dificuldade" calcext:value-type="string">
            <text:p>Gestão em Dificuldade</text:p>
          </table:table-cell>
          <table:table-cell office:value-type="string" calcext:value-type="string">
            <text:p><text:s/>31.74% Saúde 0.00 / 6378201.05 / -6378201.05</text:p>
          </table:table-cell>
          <table:table-cell office:value-type="string" calcext:value-type="string">
            <text:p><text:s/>21.24% Educação 12844332.83 / 8575270.10 / 4269062.73</text:p>
          </table:table-cell>
          <table:table-cell office:value-type="string" calcext:value-type="string">
            <text:p><text:s/>12.30% Administração 6316332.98 / 3844151.26 / 2472181.72</text:p>
          </table:table-cell>
          <table:table-cell office:value-type="string" calcext:value-type="string">
            <text:p><text:s/>06.18% Urbanismo 749155.34 / 1991450.56 / -1242295.22</text:p>
          </table:table-cell>
          <table:table-cell office:value-type="string" calcext:value-type="string">
            <text:p><text:s/>05.99% Assistência Social 0.00 / 1203223.09 / -1203223.09</text:p>
          </table:table-cell>
          <table:table-cell office:value-type="string" calcext:value-type="string">
            <text:p><text:s/>04.98% Legislativa 0.00 / 1001440.13 / -1001440.13</text:p>
          </table:table-cell>
          <table:table-cell office:value-type="string" calcext:value-type="string">
            <text:p><text:s/>04.88% Transporte 0.00 / 980875.51 / -980875.51</text:p>
          </table:table-cell>
          <table:table-cell office:value-type="string" calcext:value-type="string">
            <text:p><text:s/>03.58% Previdência Social 0.00 / 720482.41 / -720482.41</text:p>
          </table:table-cell>
          <table:table-cell office:value-type="string" calcext:value-type="string">
            <text:p><text:s/>02.02% Direitos da Cidadania 408103.01 / 2518.88 / 405584.13</text:p>
          </table:table-cell>
          <table:table-cell office:value-type="string" calcext:value-type="string">
            <text:p><text:s/>01.67% Agricultura 171378.51 / 507788.95 / -336410.44</text:p>
          </table:table-cell>
          <table:table-cell office:value-type="string" calcext:value-type="string">
            <text:p><text:s/>01.09% Saneamento 0.00 / 219616.71 / -219616.71</text:p>
          </table:table-cell>
          <table:table-cell office:value-type="string" calcext:value-type="string">
            <text:p><text:s/>00.78% Gestão Ambiental 954.00 / 157206.84 / -156252.84</text:p>
          </table:table-cell>
          <table:table-cell office:value-type="string" calcext:value-type="string">
            <text:p><text:s/>00.71% Cultura 361497.45 / 219009.83 / 142487.62</text:p>
          </table:table-cell>
          <table:table-cell office:value-type="string" calcext:value-type="string">
            <text:p><text:s/>00.64% Despesas (Intraorçamentárias) 0.00 / 129365.34 / -129365.34</text:p>
          </table:table-cell>
          <table:table-cell office:value-type="string" calcext:value-type="string">
            <text:p><text:s/>00.62% Energia 0.00 / 123912.15 / -123912.15</text:p>
          </table:table-cell>
          <table:table-cell office:value-type="string" calcext:value-type="string">
            <text:p><text:s/>00.54% Encargos Especiais 588300.16 / 480714.29 / 107585.87</text:p>
          </table:table-cell>
          <table:table-cell office:value-type="string" calcext:value-type="string">
            <text:p><text:s/>00.30% Comércio e Serviços 0.00 / 61193.15 / -61193.15</text:p>
          </table:table-cell>
          <table:table-cell office:value-type="string" calcext:value-type="string">
            <text:p><text:s/>00.19% Trabalho 0.00 / 37258.34 / -37258.34</text:p>
          </table:table-cell>
          <table:table-cell office:value-type="string" calcext:value-type="string">
            <text:p><text:s/>00.14% Judiciária 0.00 / 28176.79 / -28176.79</text:p>
          </table:table-cell>
          <table:table-cell office:value-type="string" calcext:value-type="string">
            <text:p><text:s/>00.13% Indústria 0.00 / 26977.04 / -26977.04</text:p>
          </table:table-cell>
          <table:table-cell office:value-type="string" calcext:value-type="string">
            <text:p><text:s/>00.09% Desporto e Lazer 232003.17 / 213556.97 / 18446.20</text:p>
          </table:table-cell>
          <table:table-cell office:value-type="string" calcext:value-type="string">
            <text:p><text:s/>00.08% Habitação 0.00 / 15358.32 / -15358.32</text:p>
          </table:table-cell>
          <table:table-cell office:value-type="string" calcext:value-type="string">
            <text:p><text:s/>00.06% Segurança Pública 0.00 / 11454.35 / -11454.35</text:p>
          </table:table-cell>
          <table:table-cell office:value-type="string" calcext:value-type="string">
            <text:p><text:s/>00.02% Comunicações 0.00 / 3363.55 / -3363.55</text:p>
          </table:table-cell>
          <table:table-cell office:value-type="string" calcext:value-type="string">
            <text:p><text:s/>00.02% Ciência e Tecnologia 0.00 / 3464.56 / -3464.56</text:p>
          </table:table-cell>
          <table:table-cell office:value-type="string" calcext:value-type="string">
            <text:p><text:s/>00.01% Essencial à Justiça 0.00 / 2167.25 / -2167.25</text:p>
          </table:table-cell>
          <table:table-cell office:value-type="string" calcext:value-type="string">
            <text:p><text:s/>00.01% Defesa Nacional 0.00 / 1468.81 / -1468.81</text:p>
          </table:table-cell>
          <table:table-cell office:value-type="string" calcext:value-type="string">
            <text:p><text:s/>00.00% Relações Exteriores 0.00 / 0.00 / 0.00</text:p>
          </table:table-cell>
          <table:table-cell office:value-type="string" calcext:value-type="string">
            <text:p><text:s/>00.00% Organização Agrária 0.00 / 0.00 / 0.00</text:p>
          </table:table-cell>
          <table:table-cell office:value-type="float" office:value="2.46" calcext:value-type="float">
            <text:p>2,46</text:p>
          </table:table-cell>
          <table:table-cell office:value-type="float" office:value="3.47" calcext:value-type="float">
            <text:p>3,4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30965" calcext:value-type="float">
            <text:p>430965</text:p>
          </table:table-cell>
          <table:table-cell office:value-type="string" calcext:value-type="string">
            <text:p><text:s text:c="2"/>Hulha Negra - RS</text:p>
          </table:table-cell>
          <table:table-cell office:value-type="float" office:value="6434" calcext:value-type="float">
            <text:p>6434</text:p>
          </table:table-cell>
          <table:table-cell office:value-type="float" office:value="0.575544354789325" calcext:value-type="float">
            <text:p>0,58</text:p>
          </table:table-cell>
          <table:table-cell table:formula="of:=IF([.D15] &lt; 0 ; &quot;ND&quot; ;IF([.D15]&lt;0.4;&quot;Gestão Crítica&quot;; IF( [.D15] &lt; 0.6 ;&quot;Gestão em Dificuldade&quot; ; IF( [.D15]&lt;0.8;&quot;Gestão Boa&quot;;&quot;Gestão de Excelência&quot;))))" office:value-type="string" office:string-value="Gestão em Dificuldade" calcext:value-type="string">
            <text:p>Gestão em Dificuldade</text:p>
          </table:table-cell>
          <table:table-cell office:value-type="string" calcext:value-type="string">
            <text:p><text:s/>38.43% Urbanismo 5514286.95 / 1296148.29 / 4218138.66</text:p>
          </table:table-cell>
          <table:table-cell office:value-type="string" calcext:value-type="string">
            <text:p><text:s/>11.50% Organização Agrária 1262499.68 / 0.00 / 1262499.68</text:p>
          </table:table-cell>
          <table:table-cell office:value-type="string" calcext:value-type="string">
            <text:p><text:s/>08.27% Encargos Especiais 1189206.44 / 281804.70 / 907401.74</text:p>
          </table:table-cell>
          <table:table-cell office:value-type="string" calcext:value-type="string">
            <text:p><text:s/>07.29% Transporte 122641.20 / 922546.59 / -799905.39</text:p>
          </table:table-cell>
          <table:table-cell office:value-type="string" calcext:value-type="string">
            <text:p><text:s/>07.18% Administração 1990603.84 / 2778816.21 / -788212.37</text:p>
          </table:table-cell>
          <table:table-cell office:value-type="string" calcext:value-type="string">
            <text:p><text:s/>03.83% Educação 5118695.72 / 5538670.18 / -419974.46</text:p>
          </table:table-cell>
          <table:table-cell office:value-type="string" calcext:value-type="string">
            <text:p><text:s/>03.74% Saúde 3925996.70 / 4336906.94 / -410910.24</text:p>
          </table:table-cell>
          <table:table-cell office:value-type="string" calcext:value-type="string">
            <text:p><text:s/>03.42% Legislativa 937227.70 / 561335.94 / 375891.76</text:p>
          </table:table-cell>
          <table:table-cell office:value-type="string" calcext:value-type="string">
            <text:p><text:s/>03.07% Agricultura 0.00 / 337295.38 / -337295.38</text:p>
          </table:table-cell>
          <table:table-cell office:value-type="string" calcext:value-type="string">
            <text:p><text:s/>02.53% Gestão Ambiental 349325.74 / 71093.45 / 278232.29</text:p>
          </table:table-cell>
          <table:table-cell office:value-type="string" calcext:value-type="string">
            <text:p><text:s/>02.05% Previdência Social 0.00 / 225484.59 / -225484.59</text:p>
          </table:table-cell>
          <table:table-cell office:value-type="string" calcext:value-type="string">
            <text:p><text:s/>01.79% Saneamento 0.00 / 196925.25 / -196925.25</text:p>
          </table:table-cell>
          <table:table-cell office:value-type="string" calcext:value-type="string">
            <text:p><text:s/>01.55% Assistência Social 613123.75 / 783301.18 / -170177.43</text:p>
          </table:table-cell>
          <table:table-cell office:value-type="string" calcext:value-type="string">
            <text:p><text:s/>01.15% Judiciária 158293.41 / 31947.09 / 126346.32</text:p>
          </table:table-cell>
          <table:table-cell office:value-type="string" calcext:value-type="string">
            <text:p><text:s/>00.95% Cultura 222158.51 / 117873.70 / 104284.81</text:p>
          </table:table-cell>
          <table:table-cell office:value-type="string" calcext:value-type="string">
            <text:p><text:s/>00.93% Habitação 0.00 / 101645.62 / -101645.62</text:p>
          </table:table-cell>
          <table:table-cell office:value-type="string" calcext:value-type="string">
            <text:p><text:s/>00.70% Desporto e Lazer 273763.17 / 197228.33 / 76534.84</text:p>
          </table:table-cell>
          <table:table-cell office:value-type="string" calcext:value-type="string">
            <text:p><text:s/>00.30% Despesas (Intraorçamentárias) 0.00 / 33106.91 / -33106.91</text:p>
          </table:table-cell>
          <table:table-cell office:value-type="string" calcext:value-type="string">
            <text:p><text:s/>00.29% Comércio e Serviços 0.00 / 32155.98 / -32155.98</text:p>
          </table:table-cell>
          <table:table-cell office:value-type="string" calcext:value-type="string">
            <text:p><text:s/>00.27% Direitos da Cidadania 0.00 / 29494.52 / -29494.52</text:p>
          </table:table-cell>
          <table:table-cell office:value-type="string" calcext:value-type="string">
            <text:p><text:s/>00.20% Energia 0.00 / 22368.43 / -22368.43</text:p>
          </table:table-cell>
          <table:table-cell office:value-type="string" calcext:value-type="string">
            <text:p><text:s/>00.17% Trabalho 0.00 / 18310.15 / -18310.15</text:p>
          </table:table-cell>
          <table:table-cell office:value-type="string" calcext:value-type="string">
            <text:p><text:s/>00.15% Indústria 0.00 / 16746.79 / -16746.79</text:p>
          </table:table-cell>
          <table:table-cell office:value-type="string" calcext:value-type="string">
            <text:p><text:s/>00.07% Essencial à Justiça 0.00 / 7146.37 / -7146.37</text:p>
          </table:table-cell>
          <table:table-cell office:value-type="string" calcext:value-type="string">
            <text:p><text:s/>00.06% Segurança Pública 0.00 / 6267.76 / -6267.76</text:p>
          </table:table-cell>
          <table:table-cell office:value-type="string" calcext:value-type="string">
            <text:p><text:s/>00.05% Comunicações 0.00 / 5507.18 / -5507.18</text:p>
          </table:table-cell>
          <table:table-cell office:value-type="string" calcext:value-type="string">
            <text:p><text:s/>00.03% Defesa Nacional 0.00 / 2752.39 / -2752.39</text:p>
          </table:table-cell>
          <table:table-cell office:value-type="string" calcext:value-type="string">
            <text:p><text:s/>00.03% Ciência e Tecnologia 0.00 / 2980.42 / -2980.42</text:p>
          </table:table-cell>
          <table:table-cell office:value-type="string" calcext:value-type="string">
            <text:p><text:s/>00.00% Relações Exteriores 0.00 / 0.00 / 0.00</text:p>
          </table:table-cell>
          <table:table-cell office:value-type="float" office:value="17.68" calcext:value-type="float">
            <text:p>17,68</text:p>
          </table:table-cell>
          <table:table-cell office:value-type="float" office:value="2.54" calcext:value-type="float">
            <text:p>2,5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30200" calcext:value-type="float">
            <text:p>430200</text:p>
          </table:table-cell>
          <table:table-cell table:style-name="ce4" office:value-type="string" calcext:value-type="string">
            <text:p><text:s text:c="2"/>Barros Cassal - RS</text:p>
          </table:table-cell>
          <table:table-cell office:value-type="float" office:value="11480" calcext:value-type="float">
            <text:p>11480</text:p>
          </table:table-cell>
          <table:table-cell office:value-type="float" office:value="0.591857696574373" calcext:value-type="float">
            <text:p>0,59</text:p>
          </table:table-cell>
          <table:table-cell table:formula="of:=IF([.D16] &lt; 0 ; &quot;ND&quot; ;IF([.D16]&lt;0.4;&quot;Gestão Crítica&quot;; IF( [.D16] &lt; 0.6 ;&quot;Gestão em Dificuldade&quot; ; IF( [.D16]&lt;0.8;&quot;Gestão Boa&quot;;&quot;Gestão de Excelência&quot;))))" office:value-type="string" office:string-value="Gestão em Dificuldade" calcext:value-type="string">
            <text:p>Gestão em Dificuldade</text:p>
          </table:table-cell>
          <table:table-cell office:value-type="string" calcext:value-type="string">
            <text:p><text:s/>17.28% Urbanismo 171003.27 / 2409669.25 / -2238665.98</text:p>
          </table:table-cell>
          <table:table-cell office:value-type="string" calcext:value-type="string">
            <text:p><text:s/>12.51% Transporte 2172489.31 / 551836.29 / 1620653.02</text:p>
          </table:table-cell>
          <table:table-cell table:style-name="ce1" office:value-type="string" calcext:value-type="string">
            <text:p><text:s/>10.64% Previdência Social 1766652.60 / 388441.44 / 1378211.16</text:p>
          </table:table-cell>
          <table:table-cell office:value-type="string" calcext:value-type="string">
            <text:p><text:s/>08.74% Saúde 4698147.96 / 5830225.77 / -1132077.81</text:p>
          </table:table-cell>
          <table:table-cell office:value-type="string" calcext:value-type="string">
            <text:p><text:s/>08.73% Administração 2535649.90 / 3667348.77 / -1131698.87</text:p>
          </table:table-cell>
          <table:table-cell table:style-name="ce1" office:value-type="string" calcext:value-type="string">
            <text:p><text:s/>06.03% Relações Exteriores 780986.79 / 0.00 / 780986.79</text:p>
          </table:table-cell>
          <table:table-cell office:value-type="string" calcext:value-type="string">
            <text:p><text:s/>05.95% Agricultura 1161162.80 / 389558.78 / 771604.02</text:p>
          </table:table-cell>
          <table:table-cell office:value-type="string" calcext:value-type="string">
            <text:p><text:s/>05.78% Habitação 761759.13 / 12328.01 / 749431.12</text:p>
          </table:table-cell>
          <table:table-cell office:value-type="string" calcext:value-type="string">
            <text:p><text:s/>04.93% Educação 7681397.93 / 8320823.18 / -639425.25</text:p>
          </table:table-cell>
          <table:table-cell office:value-type="string" calcext:value-type="string">
            <text:p><text:s/>04.79% Despesas (Intraorçamentárias) 699917.34 / 79557.75 / 620359.59</text:p>
          </table:table-cell>
          <table:table-cell office:value-type="string" calcext:value-type="string">
            <text:p><text:s/>04.18% Desporto e Lazer 769257.45 / 228134.99 / 541122.46</text:p>
          </table:table-cell>
          <table:table-cell office:value-type="string" calcext:value-type="string">
            <text:p><text:s/>02.68% Saneamento 0.00 / 347616.57 / -347616.57</text:p>
          </table:table-cell>
          <table:table-cell office:value-type="string" calcext:value-type="string">
            <text:p><text:s/>01.92% Encargos Especiais 148338.98 / 397008.95 / -248669.97</text:p>
          </table:table-cell>
          <table:table-cell office:value-type="string" calcext:value-type="string">
            <text:p><text:s/>01.86% Cultura 1564.84 / 242909.03 / -241344.19</text:p>
          </table:table-cell>
          <table:table-cell office:value-type="string" calcext:value-type="string">
            <text:p><text:s/>00.96% Assistência Social 780986.79 / 905028.02 / -124041.23</text:p>
          </table:table-cell>
          <table:table-cell office:value-type="string" calcext:value-type="string">
            <text:p><text:s/>00.62% Direitos da Cidadania 81079.87 / 500.00 / 80579.87</text:p>
          </table:table-cell>
          <table:table-cell office:value-type="string" calcext:value-type="string">
            <text:p><text:s/>00.54% Energia 0.00 / 70497.85 / -70497.85</text:p>
          </table:table-cell>
          <table:table-cell office:value-type="string" calcext:value-type="string">
            <text:p><text:s/>00.41% Legislativa 894496.01 / 841037.39 / 53458.62</text:p>
          </table:table-cell>
          <table:table-cell office:value-type="string" calcext:value-type="string">
            <text:p><text:s/>00.37% Essencial à Justiça 0.00 / 47336.27 / -47336.27</text:p>
          </table:table-cell>
          <table:table-cell office:value-type="string" calcext:value-type="string">
            <text:p><text:s/>00.29% Judiciária 0.00 / 37101.79 / -37101.79</text:p>
          </table:table-cell>
          <table:table-cell office:value-type="string" calcext:value-type="string">
            <text:p><text:s/>00.27% Indústria 0.00 / 34922.82 / -34922.82</text:p>
          </table:table-cell>
          <table:table-cell office:value-type="string" calcext:value-type="string">
            <text:p><text:s/>00.21% Comércio e Serviços 0.00 / 26846.95 / -26846.95</text:p>
          </table:table-cell>
          <table:table-cell office:value-type="string" calcext:value-type="string">
            <text:p><text:s/>00.17% Segurança Pública 0.00 / 22050.72 / -22050.72</text:p>
          </table:table-cell>
          <table:table-cell office:value-type="string" calcext:value-type="string">
            <text:p><text:s/>00.08% Gestão Ambiental 111301.22 / 121993.46 / -10692.24</text:p>
          </table:table-cell>
          <table:table-cell office:value-type="string" calcext:value-type="string">
            <text:p><text:s/>00.07% Trabalho 0.00 / 8623.85 / -8623.85</text:p>
          </table:table-cell>
          <table:table-cell office:value-type="string" calcext:value-type="string">
            <text:p><text:s/>00.01% Comunicações 0.00 / 719.51 / -719.51</text:p>
          </table:table-cell>
          <table:table-cell office:value-type="string" calcext:value-type="string">
            <text:p><text:s/>00.00% Organização Agrária 0.00 / 0.00 / 0.00</text:p>
          </table:table-cell>
          <table:table-cell office:value-type="string" calcext:value-type="string">
            <text:p><text:s/>00.00% Defesa Nacional 0.00 / 0.00 / 0.00</text:p>
          </table:table-cell>
          <table:table-cell office:value-type="string" calcext:value-type="string">
            <text:p><text:s/>00.00% Ciência e Tecnologia 0.00 / 0.00 / 0.00</text:p>
          </table:table-cell>
          <table:table-cell office:value-type="float" office:value="40.01" calcext:value-type="float">
            <text:p>40,01</text:p>
          </table:table-cell>
          <table:table-cell office:value-type="float" office:value="5.79" calcext:value-type="float">
            <text:p>5,7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10442" calcext:value-type="float">
            <text:p>410442</text:p>
          </table:table-cell>
          <table:table-cell office:value-type="string" calcext:value-type="string">
            <text:p><text:s text:c="2"/>Candói - PR</text:p>
          </table:table-cell>
          <table:table-cell office:value-type="float" office:value="15741" calcext:value-type="float">
            <text:p>15741</text:p>
          </table:table-cell>
          <table:table-cell office:value-type="float" office:value="0.698084431137356" calcext:value-type="float">
            <text:p>0,70</text:p>
          </table:table-cell>
          <table:table-cell table:formula="of:=IF([.D17] &lt; 0 ; &quot;ND&quot; ;IF([.D17]&lt;0.4;&quot;Gestão Crítica&quot;; IF( [.D17] &lt; 0.6 ;&quot;Gestão em Dificuldade&quot; ; IF( [.D17]&lt;0.8;&quot;Gestão Boa&quot;;&quot;Gestão de Excelência&quot;))))" office:value-type="string" office:string-value="Gestão Boa" calcext:value-type="string">
            <text:p>Gestão Boa</text:p>
          </table:table-cell>
          <table:table-cell office:value-type="string" calcext:value-type="string">
            <text:p><text:s/>26.37% Transporte 5780042.52 / 805972.12 / 4974070.40</text:p>
          </table:table-cell>
          <table:table-cell office:value-type="string" calcext:value-type="string">
            <text:p><text:s/>09.32% Administração 5823977.90 / 4066042.17 / 1757935.73</text:p>
          </table:table-cell>
          <table:table-cell office:value-type="string" calcext:value-type="string">
            <text:p><text:s/>07.24% Organização Agrária 1366559.71 / 0.00 / 1366559.71</text:p>
          </table:table-cell>
          <table:table-cell office:value-type="string" calcext:value-type="string">
            <text:p><text:s/>06.50% Gestão Ambiental 1361172.00 / 135003.79 / 1226168.21</text:p>
          </table:table-cell>
          <table:table-cell office:value-type="string" calcext:value-type="string">
            <text:p><text:s/>04.72% Legislativa 0.00 / 890174.56 / -890174.56</text:p>
          </table:table-cell>
          <table:table-cell office:value-type="string" calcext:value-type="string">
            <text:p><text:s/>04.54% Agricultura 1281450.47 / 424808.51 / 856641.96</text:p>
          </table:table-cell>
          <table:table-cell office:value-type="string" calcext:value-type="string">
            <text:p><text:s/>04.11% Encargos Especiais 1496849.51 / 721231.06 / 775618.45</text:p>
          </table:table-cell>
          <table:table-cell office:value-type="string" calcext:value-type="string">
            <text:p><text:s/>03.72% Urbanismo 2108757.91 / 2810391.04 / -701633.13</text:p>
          </table:table-cell>
          <table:table-cell office:value-type="string" calcext:value-type="string">
            <text:p><text:s/>03.53% Cultura 1011968.06 / 346484.81 / 665483.25</text:p>
          </table:table-cell>
          <table:table-cell office:value-type="string" calcext:value-type="string">
            <text:p><text:s/>03.52% Desporto e Lazer 963381.74 / 299115.78 / 664265.96</text:p>
          </table:table-cell>
          <table:table-cell office:value-type="string" calcext:value-type="string">
            <text:p><text:s/>03.48% Assistência Social 1860985.16 / 1204561.18 / 656423.98</text:p>
          </table:table-cell>
          <table:table-cell office:value-type="string" calcext:value-type="string">
            <text:p><text:s/>03.33% Educação 12233111.10 / 12861739.59 / -628628.49</text:p>
          </table:table-cell>
          <table:table-cell office:value-type="string" calcext:value-type="string">
            <text:p><text:s/>03.07% Previdência Social 92778.35 / 672590.11 / -579811.76</text:p>
          </table:table-cell>
          <table:table-cell office:value-type="string" calcext:value-type="string">
            <text:p><text:s/>02.96% Saúde 8829163.20 / 8271345.17 / 557818.03</text:p>
          </table:table-cell>
          <table:table-cell office:value-type="string" calcext:value-type="string">
            <text:p><text:s/>02.81% Energia 730492.78 / 199993.37 / 530499.41</text:p>
          </table:table-cell>
          <table:table-cell office:value-type="string" calcext:value-type="string">
            <text:p><text:s/>02.68% Indústria 507272.52 / 1816.50 / 505456.02</text:p>
          </table:table-cell>
          <table:table-cell office:value-type="string" calcext:value-type="string">
            <text:p><text:s/>02.25% Despesas (Intraorçamentárias) 0.00 / 424425.94 / -424425.94</text:p>
          </table:table-cell>
          <table:table-cell office:value-type="string" calcext:value-type="string">
            <text:p><text:s/>01.78% Segurança Pública 392422.97 / 56628.01 / 335794.96</text:p>
          </table:table-cell>
          <table:table-cell office:value-type="string" calcext:value-type="string">
            <text:p><text:s/>01.78% Saneamento 0.00 / 334970.55 / -334970.55</text:p>
          </table:table-cell>
          <table:table-cell office:value-type="string" calcext:value-type="string">
            <text:p><text:s/>01.07% Judiciária 205592.38 / 4244.11 / 201348.27</text:p>
          </table:table-cell>
          <table:table-cell office:value-type="string" calcext:value-type="string">
            <text:p><text:s/>00.74% Comércio e Serviços 0.00 / 140347.43 / -140347.43</text:p>
          </table:table-cell>
          <table:table-cell office:value-type="string" calcext:value-type="string">
            <text:p><text:s/>00.19% Habitação 0.00 / 35119.52 / -35119.52</text:p>
          </table:table-cell>
          <table:table-cell office:value-type="string" calcext:value-type="string">
            <text:p><text:s/>00.12% Ciência e Tecnologia 22725.92 / 0.00 / 22725.92</text:p>
          </table:table-cell>
          <table:table-cell office:value-type="string" calcext:value-type="string">
            <text:p><text:s/>00.11% Trabalho 0.00 / 20065.22 / -20065.22</text:p>
          </table:table-cell>
          <table:table-cell office:value-type="string" calcext:value-type="string">
            <text:p><text:s/>00.06% Comunicações 0.00 / 11227.62 / -11227.62</text:p>
          </table:table-cell>
          <table:table-cell office:value-type="string" calcext:value-type="string">
            <text:p><text:s/>00.00% Relações Exteriores 0.00 / 0.00 / 0.00</text:p>
          </table:table-cell>
          <table:table-cell office:value-type="string" calcext:value-type="string">
            <text:p><text:s/>00.00% Essencial à Justiça 0.00 / 0.00 / 0.00</text:p>
          </table:table-cell>
          <table:table-cell office:value-type="string" calcext:value-type="string">
            <text:p><text:s/>00.00% Direitos da Cidadania 0.00 / 0.00 / 0.00</text:p>
          </table:table-cell>
          <table:table-cell office:value-type="string" calcext:value-type="string">
            <text:p><text:s/>00.00% Defesa Nacional 0.00 / 410.93 / -410.93</text:p>
          </table:table-cell>
          <table:table-cell office:value-type="float" office:value="7.51" calcext:value-type="float">
            <text:p>7,51</text:p>
          </table:table-cell>
          <table:table-cell office:value-type="float" office:value="2.14" calcext:value-type="float">
            <text:p>2,1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92665" calcext:value-type="float">
            <text:p>292665</text:p>
          </table:table-cell>
          <table:table-cell table:style-name="ce6" office:value-type="string" calcext:value-type="string">
            <text:p><text:s text:c="2"/>Ribeirão do Largo - BA</text:p>
          </table:table-cell>
          <table:table-cell table:style-name="ce6" office:value-type="float" office:value="8713" calcext:value-type="float">
            <text:p>8713</text:p>
          </table:table-cell>
          <table:table-cell table:style-name="ce19" office:value-type="float" office:value="0.716022502383231" calcext:value-type="float">
            <text:p>0,72</text:p>
          </table:table-cell>
          <table:table-cell table:formula="of:=IF([.D18] &lt; 0 ; &quot;ND&quot; ;IF([.D18]&lt;0.4;&quot;Gestão Crítica&quot;; IF( [.D18] &lt; 0.6 ;&quot;Gestão em Dificuldade&quot; ; IF( [.D18]&lt;0.8;&quot;Gestão Boa&quot;;&quot;Gestão de Excelência&quot;))))" office:value-type="string" office:string-value="Gestão Boa" calcext:value-type="string">
            <text:p>Gestão Boa</text:p>
          </table:table-cell>
          <table:table-cell table:style-name="ce6" office:value-type="string" calcext:value-type="string">
            <text:p><text:s/>45.56% Desporto e Lazer 13115620.14 / 195391.39 / 12920228.75</text:p>
          </table:table-cell>
          <table:table-cell office:value-type="string" calcext:value-type="string">
            <text:p><text:s/>23.65% Educação 0.00 / 6706495.54 / -6706495.54</text:p>
          </table:table-cell>
          <table:table-cell office:value-type="string" calcext:value-type="string">
            <text:p><text:s/>12.91% Administração 6993302.82 / 3330613.95 / 3662688.87</text:p>
          </table:table-cell>
          <table:table-cell office:value-type="string" calcext:value-type="string">
            <text:p><text:s/>06.38% Urbanismo 45120.81 / 1854811.01 / -1809690.20</text:p>
          </table:table-cell>
          <table:table-cell office:value-type="string" calcext:value-type="string">
            <text:p><text:s/>02.23% Transporte 23712.28 / 656648.38 / -632936.10</text:p>
          </table:table-cell>
          <table:table-cell office:value-type="string" calcext:value-type="string">
            <text:p><text:s/>02.12% Saúde 3893360.89 / 4493300.44 / -599939.55</text:p>
          </table:table-cell>
          <table:table-cell office:value-type="string" calcext:value-type="string">
            <text:p><text:s/>01.22% Previdência Social 0.00 / 345893.39 / -345893.39</text:p>
          </table:table-cell>
          <table:table-cell office:value-type="string" calcext:value-type="string">
            <text:p><text:s/>01.20% Encargos Especiais 0.00 / 340905.30 / -340905.30</text:p>
          </table:table-cell>
          <table:table-cell office:value-type="string" calcext:value-type="string">
            <text:p><text:s/>01.20% Agricultura 15407.00 / 356879.30 / -341472.30</text:p>
          </table:table-cell>
          <table:table-cell office:value-type="string" calcext:value-type="string">
            <text:p><text:s/>00.68% Cultura 3700.00 / 196894.56 / -193194.56</text:p>
          </table:table-cell>
          <table:table-cell office:value-type="string" calcext:value-type="string">
            <text:p><text:s/>00.57% Legislativa 701100.08 / 540338.94 / 160761.14</text:p>
          </table:table-cell>
          <table:table-cell office:value-type="string" calcext:value-type="string">
            <text:p><text:s/>00.49% Comércio e Serviços 0.00 / 139028.52 / -139028.52</text:p>
          </table:table-cell>
          <table:table-cell office:value-type="string" calcext:value-type="string">
            <text:p><text:s/>00.33% Assistência Social 685627.73 / 779754.17 / -94126.44</text:p>
          </table:table-cell>
          <table:table-cell office:value-type="string" calcext:value-type="string">
            <text:p><text:s/>00.27% Despesas (Intraorçamentárias) 0.00 / 75748.94 / -75748.94</text:p>
          </table:table-cell>
          <table:table-cell office:value-type="string" calcext:value-type="string">
            <text:p><text:s/>00.26% Energia 0.00 / 73106.96 / -73106.96</text:p>
          </table:table-cell>
          <table:table-cell office:value-type="string" calcext:value-type="string">
            <text:p><text:s/>00.25% Trabalho 0.00 / 70196.67 / -70196.67</text:p>
          </table:table-cell>
          <table:table-cell office:value-type="string" calcext:value-type="string">
            <text:p><text:s/>00.16% Judiciária 0.00 / 45201.44 / -45201.44</text:p>
          </table:table-cell>
          <table:table-cell office:value-type="string" calcext:value-type="string">
            <text:p><text:s/>00.15% Segurança Pública 0.00 / 42810.29 / -42810.29</text:p>
          </table:table-cell>
          <table:table-cell office:value-type="string" calcext:value-type="string">
            <text:p><text:s/>00.08% Habitação 0.00 / 23714.73 / -23714.73</text:p>
          </table:table-cell>
          <table:table-cell office:value-type="string" calcext:value-type="string">
            <text:p><text:s/>00.07% Indústria 0.00 / 20435.81 / -20435.81</text:p>
          </table:table-cell>
          <table:table-cell office:value-type="string" calcext:value-type="string">
            <text:p><text:s/>00.07% Gestão Ambiental 7500.00 / 26771.24 / -19271.24</text:p>
          </table:table-cell>
          <table:table-cell office:value-type="string" calcext:value-type="string">
            <text:p><text:s/>00.06% Direitos da Cidadania 0.00 / 18008.84 / -18008.84</text:p>
          </table:table-cell>
          <table:table-cell office:value-type="string" calcext:value-type="string">
            <text:p><text:s/>00.05% Saneamento 147477.67 / 134003.57 / 13474.10</text:p>
          </table:table-cell>
          <table:table-cell office:value-type="string" calcext:value-type="string">
            <text:p><text:s/>00.04% Essencial à Justiça 0.00 / 11149.62 / -11149.62</text:p>
          </table:table-cell>
          <table:table-cell office:value-type="string" calcext:value-type="string">
            <text:p><text:s/>00.00% Relações Exteriores 0.00 / 0.00 / 0.00</text:p>
          </table:table-cell>
          <table:table-cell office:value-type="string" calcext:value-type="string">
            <text:p><text:s/>00.00% Organização Agrária 0.00 / 0.00 / 0.00</text:p>
          </table:table-cell>
          <table:table-cell office:value-type="string" calcext:value-type="string">
            <text:p><text:s/>00.00% Defesa Nacional 0.00 / 7.50 / -7.50</text:p>
          </table:table-cell>
          <table:table-cell office:value-type="string" calcext:value-type="string">
            <text:p><text:s/>00.00% Comunicações 0.00 / 428.96 / -428.96</text:p>
          </table:table-cell>
          <table:table-cell office:value-type="string" calcext:value-type="string">
            <text:p><text:s/>00.00% Ciência e Tecnologia 0.00 / 0.00 / 0.00</text:p>
          </table:table-cell>
          <table:table-cell office:value-type="float" office:value="5.23" calcext:value-type="float">
            <text:p>5,23</text:p>
          </table:table-cell>
          <table:table-cell office:value-type="float" office:value="3.44" calcext:value-type="float">
            <text:p>3,4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54870" calcext:value-type="float">
            <text:p>354870</text:p>
          </table:table-cell>
          <table:table-cell table:style-name="ce3" office:value-type="string" calcext:value-type="string">
            <text:p><text:s text:c="2"/>São Bernardo do Campo - SP</text:p>
          </table:table-cell>
          <table:table-cell table:style-name="ce7" office:value-type="float" office:value="811489" calcext:value-type="float">
            <text:p>811489</text:p>
          </table:table-cell>
          <table:table-cell table:style-name="ce20" office:value-type="float" office:value="0.76306592905237" calcext:value-type="float">
            <text:p>0,76</text:p>
          </table:table-cell>
          <table:table-cell table:formula="of:=IF([.D19] &lt; 0 ; &quot;ND&quot; ;IF([.D19]&lt;0.4;&quot;Gestão Crítica&quot;; IF( [.D19] &lt; 0.6 ;&quot;Gestão em Dificuldade&quot; ; IF( [.D19]&lt;0.8;&quot;Gestão Boa&quot;;&quot;Gestão de Excelência&quot;))))" office:value-type="string" office:string-value="Gestão Boa" calcext:value-type="string">
            <text:p>Gestão Boa</text:p>
          </table:table-cell>
          <table:table-cell office:value-type="string" calcext:value-type="string">
            <text:p><text:s/>18.42% Saúde 974976761.74 / 658179086.08 / 316797675.66</text:p>
          </table:table-cell>
          <table:table-cell office:value-type="string" calcext:value-type="string">
            <text:p><text:s/>16.55% Transporte 325234891.58 / 40751051.58 / 284483840.00</text:p>
          </table:table-cell>
          <table:table-cell office:value-type="string" calcext:value-type="string">
            <text:p><text:s/>11.85% Urbanismo 406975545.98 / 203183591.53 / 203791954.45</text:p>
          </table:table-cell>
          <table:table-cell office:value-type="string" calcext:value-type="string">
            <text:p><text:s/>10.29% Educação 670008573.03 / 493108581.46 / 176899991.57</text:p>
          </table:table-cell>
          <table:table-cell office:value-type="string" calcext:value-type="string">
            <text:p><text:s/>08.46% Previdência Social 363644036.14 / 218231811.99 / 145412224.15</text:p>
          </table:table-cell>
          <table:table-cell office:value-type="string" calcext:value-type="string">
            <text:p><text:s/>06.37% Despesas (Intraorçamentárias) 189344489.70 / 79830597.30 / 109513892.40</text:p>
          </table:table-cell>
          <table:table-cell office:value-type="string" calcext:value-type="string">
            <text:p><text:s/>05.98% Saneamento 3197700.00 / 105976737.34 / -102779037.34</text:p>
          </table:table-cell>
          <table:table-cell office:value-type="string" calcext:value-type="string">
            <text:p><text:s/>04.77% Administração 165265139.19 / 247240787.39 / -81975648.20</text:p>
          </table:table-cell>
          <table:table-cell office:value-type="string" calcext:value-type="string">
            <text:p><text:s/>04.67% Habitação 96538650.73 / 16164613.05 / 80374037.68</text:p>
          </table:table-cell>
          <table:table-cell office:value-type="string" calcext:value-type="string">
            <text:p><text:s/>04.19% Encargos Especiais 166122346.12 / 94111836.57 / 72010509.55</text:p>
          </table:table-cell>
          <table:table-cell office:value-type="string" calcext:value-type="string">
            <text:p><text:s/>01.69% Comunicações 32649717.37 / 3550325.15 / 29099392.22</text:p>
          </table:table-cell>
          <table:table-cell office:value-type="string" calcext:value-type="string">
            <text:p><text:s/>01.51% Segurança Pública 53880409.49 / 27855755.43 / 26024654.06</text:p>
          </table:table-cell>
          <table:table-cell office:value-type="string" calcext:value-type="string">
            <text:p><text:s/>00.93% Desporto e Lazer 28755132.98 / 12697656.51 / 16057476.47</text:p>
          </table:table-cell>
          <table:table-cell office:value-type="string" calcext:value-type="string">
            <text:p><text:s/>00.81% Assistência Social 61035933.43 / 47177865.00 / 13858068.43</text:p>
          </table:table-cell>
          <table:table-cell office:value-type="string" calcext:value-type="string">
            <text:p><text:s/>00.67% Gestão Ambiental 7102493.50 / 18595386.09 / -11492892.59</text:p>
          </table:table-cell>
          <table:table-cell office:value-type="string" calcext:value-type="string">
            <text:p><text:s/>00.56% Legislativa 56016958.24 / 46444449.58 / 9572508.66</text:p>
          </table:table-cell>
          <table:table-cell office:value-type="string" calcext:value-type="string">
            <text:p><text:s/>00.55% Essencial à Justiça 13903087.49 / 4498231.90 / 9404855.59</text:p>
          </table:table-cell>
          <table:table-cell office:value-type="string" calcext:value-type="string">
            <text:p><text:s/>00.34% Judiciária 0.00 / 5867164.68 / -5867164.68</text:p>
          </table:table-cell>
          <table:table-cell office:value-type="string" calcext:value-type="string">
            <text:p><text:s/>00.32% Cultura 18631194.78 / 13121412.09 / 5509782.69</text:p>
          </table:table-cell>
          <table:table-cell office:value-type="string" calcext:value-type="string">
            <text:p><text:s/>00.31% Comércio e Serviços 9741240.25 / 4383053.64 / 5358186.61</text:p>
          </table:table-cell>
          <table:table-cell office:value-type="string" calcext:value-type="string">
            <text:p><text:s/>00.17% Ciência e Tecnologia 0.00 / 2891548.81 / -2891548.81</text:p>
          </table:table-cell>
          <table:table-cell office:value-type="string" calcext:value-type="string">
            <text:p><text:s/>00.16% Trabalho 11121108.99 / 13898410.87 / -2777301.88</text:p>
          </table:table-cell>
          <table:table-cell office:value-type="string" calcext:value-type="string">
            <text:p><text:s/>00.16% Energia 0.00 / 2763079.57 / -2763079.57</text:p>
          </table:table-cell>
          <table:table-cell office:value-type="string" calcext:value-type="string">
            <text:p><text:s/>00.13% Direitos da Cidadania 948802.98 / 3189774.13 / -2240971.15</text:p>
          </table:table-cell>
          <table:table-cell office:value-type="string" calcext:value-type="string">
            <text:p><text:s/>00.08% Relações Exteriores 1363065.43 / 19188.76 / 1343876.67</text:p>
          </table:table-cell>
          <table:table-cell office:value-type="string" calcext:value-type="string">
            <text:p><text:s/>00.04% Agricultura 0.00 / 703009.71 / -703009.71</text:p>
          </table:table-cell>
          <table:table-cell office:value-type="string" calcext:value-type="string">
            <text:p><text:s/>00.02% Indústria 418550.74 / 59604.80 / 358945.94</text:p>
          </table:table-cell>
          <table:table-cell office:value-type="string" calcext:value-type="string">
            <text:p><text:s/>00.01% Defesa Nacional 0.00 / 88234.46 / -88234.46</text:p>
          </table:table-cell>
          <table:table-cell office:value-type="string" calcext:value-type="string">
            <text:p><text:s/>00.00% Organização Agrária 0.00 / 3167.87 / -3167.87</text:p>
          </table:table-cell>
          <table:table-cell office:value-type="float" office:value="1.87" calcext:value-type="float">
            <text:p>1,87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true</text:p>
          </table:table-cell>
        </table:table-row>
      </table:table>
      <table:named-expressions/>
      <table:database-ranges>
        <table:database-range table:name="__Anonymous_Sheet_DB__0" table:target-range-address="2015_LOF_RANKED.A1:2015_LOF_RANKED.AK19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 style:data-style-name="N2" text:time-value="09:49:16.8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0T10:11:45.448000000</dc:date>
    <meta:editing-duration>PT21M52S</meta:editing-duration>
    <meta:editing-cycles>4</meta:editing-cycles>
    <meta:generator>LibreOffice/5.3.1.2$Windows_x86 LibreOffice_project/e80a0e0fd1875e1696614d24c32df0f95f03deb2</meta:generator>
    <meta:document-statistic meta:table-count="1" meta:cell-count="703" meta:object-count="0"/>
  </office:meta>
</office:document-meta>
</file>